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" style:family="table">
      <style:table-properties style:width="17.039cm" fo:margin-left="0cm" table:align="left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" style:family="table">
      <style:table-properties style:width="16.986cm" fo:margin-left="-0.023cm" table:align="left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5cm"/>
    </style:style>
    <style:style style:name="Tabela4.D" style:family="table-column">
      <style:table-column-properties style:column-width="3.411cm"/>
    </style:style>
    <style:style style:name="Tabela4.E" style:family="table-column">
      <style:table-column-properties style:column-width="3.364cm"/>
    </style:style>
    <style:style style:name="Tabela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" style:family="table">
      <style:table-properties style:width="17.039cm" fo:margin-left="0cm" table:align="left"/>
    </style:style>
    <style:style style:name="Tabela5.A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1" style:family="table-row">
      <style:table-row-properties style:min-row-height="1.582cm" style:use-optimal-row-height="false"/>
    </style:style>
    <style:style style:name="Tabela5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5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6" style:family="table">
      <style:table-properties style:width="17.171cm" fo:margin-left="0cm" table:align="left"/>
    </style:style>
    <style:style style:name="Tabela6.A" style:family="table-column">
      <style:table-column-properties style:column-width="17.171cm"/>
    </style:style>
    <style:style style:name="Tabela6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" style:family="table">
      <style:table-properties style:width="17.039cm" fo:margin-left="0cm" table:align="left"/>
    </style:style>
    <style:style style:name="Tabela7.A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7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8" style:family="table">
      <style:table-properties style:width="17.171cm" fo:margin-left="0cm" table:align="left"/>
    </style:style>
    <style:style style:name="Tabela8.A" style:family="table-column">
      <style:table-column-properties style:column-width="17.171cm"/>
    </style:style>
    <style:style style:name="Tabela8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" style:family="table">
      <style:table-properties style:width="17.039cm" fo:margin-left="0cm" table:align="left"/>
    </style:style>
    <style:style style:name="Tabela9.A" style:family="table-column">
      <style:table-column-properties style:column-width="3.413cm"/>
    </style:style>
    <style:style style:name="Tabela9.C" style:family="table-column">
      <style:table-column-properties style:column-width="3.387cm"/>
    </style:style>
    <style:style style:name="Tabela9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9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9.4" style:family="table-row">
      <style:table-row-properties style:min-row-height="0.503cm" style:use-optimal-row-height="false"/>
    </style:style>
    <style:style style:name="Tabela9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0" style:family="table">
      <style:table-properties style:width="17.171cm" fo:margin-left="0cm" table:align="left"/>
    </style:style>
    <style:style style:name="Tabela10.A" style:family="table-column">
      <style:table-column-properties style:column-width="17.171cm"/>
    </style:style>
    <style:style style:name="Tabela10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" style:family="table">
      <style:table-properties style:width="17.039cm" fo:margin-left="0cm" table:align="left"/>
    </style:style>
    <style:style style:name="Tabela11.A" style:family="table-column">
      <style:table-column-properties style:column-width="3.413cm"/>
    </style:style>
    <style:style style:name="Tabela11.C" style:family="table-column">
      <style:table-column-properties style:column-width="3.387cm"/>
    </style:style>
    <style:style style:name="Tabela11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1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4" style:family="table-row">
      <style:table-row-properties style:min-row-height="2.08cm" style:use-optimal-row-height="false"/>
    </style:style>
    <style:style style:name="Tabela12" style:family="table">
      <style:table-properties style:width="17.039cm" fo:margin-left="0cm" table:align="left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3" style:family="table-row">
      <style:table-row-properties style:min-row-height="1.455cm" style:use-optimal-row-height="false"/>
    </style:style>
    <style:style style:name="Tabela13" style:family="table">
      <style:table-properties style:width="17.171cm" fo:margin-left="0cm" table:align="left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" style:family="table">
      <style:table-properties style:width="17.039cm" fo:margin-left="0cm" table:align="left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4" style:family="table-row">
      <style:table-row-properties style:min-row-height="1.005cm" style:use-optimal-row-height="false"/>
    </style:style>
    <style:style style:name="Tabela15" style:family="table">
      <style:table-properties style:width="17.171cm" fo:margin-left="0cm" table:align="left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" style:family="table">
      <style:table-properties style:width="17.039cm" fo:margin-left="0cm" table:align="left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6.4" style:family="table-row">
      <style:table-row-properties style:min-row-height="1.588cm" style:use-optimal-row-height="false"/>
    </style:style>
    <style:style style:name="Tabela1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7" style:family="table">
      <style:table-properties style:width="17.171cm" fo:margin-left="0cm" table:align="left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" style:family="table">
      <style:table-properties style:width="17.039cm" fo:margin-left="0cm" table:align="left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3" style:family="table-row">
      <style:table-row-properties style:min-row-height="2.011cm" style:use-optimal-row-height="false"/>
    </style:style>
    <style:style style:name="Tabela1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A4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9" style:family="table">
      <style:table-properties style:width="17.171cm" fo:margin-left="0cm" table:align="left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" style:family="table">
      <style:table-properties style:width="17.039cm" fo:margin-left="0cm" table:align="left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5" style:family="table-row">
      <style:table-row-properties style:min-row-height="1.455cm" style:use-optimal-row-height="false"/>
    </style:style>
    <style:style style:name="Tabela21" style:family="table">
      <style:table-properties style:width="17.171cm" fo:margin-left="0cm" table:align="left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" style:family="table">
      <style:table-properties style:width="17.039cm" fo:margin-left="0cm" table:align="left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2.A5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3" style:family="table">
      <style:table-properties style:width="17.171cm" fo:margin-left="0cm" table:align="left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" style:family="table">
      <style:table-properties style:width="17.039cm" fo:margin-left="0cm" table:align="left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4.A4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5" style:family="table">
      <style:table-properties style:width="17.171cm" fo:margin-left="0cm" table:align="left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" style:family="table">
      <style:table-properties style:width="17.039cm" fo:margin-left="0cm" table:align="left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6.4" style:family="table-row">
      <style:table-row-properties style:min-row-height="1.455cm" style:use-optimal-row-height="false"/>
    </style:style>
    <style:style style:name="Tabela2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7" style:family="table">
      <style:table-properties style:width="17.171cm" fo:margin-left="0cm" table:align="left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" style:family="table">
      <style:table-properties style:width="17.039cm" fo:margin-left="0cm" table:align="left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9" style:family="table">
      <style:table-properties style:width="17.171cm" fo:margin-left="0cm" table:align="left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" style:family="table">
      <style:table-properties style:width="17.039cm" fo:margin-left="0cm" table:align="left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text-properties fo:font-weight="bold" style:font-name-asian="Liberation Serif" style:font-weight-asian="bold" style:font-name-complex="Liberation Serif"/>
    </style:style>
    <style:style style:name="P5" style:family="paragraph" style:parent-style-name="Standard">
      <style:paragraph-properties fo:text-align="center" style:justify-single-word="false"/>
      <style:text-properties fo:font-weight="bold" style:font-name-asian="Liberation Serif" style:font-weight-asian="bold" style:font-name-complex="Liberation Seri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text-properties style:font-name-asian="Liberation Serif" style:font-name-complex="Liberation Serif"/>
    </style:style>
    <style:style style:name="P11" style:family="paragraph" style:parent-style-name="Standard">
      <style:paragraph-properties fo:text-align="center" style:justify-single-word="false"/>
      <style:text-properties style:font-name-asian="Liberation Serif" style:font-name-complex="Liberation Serif"/>
    </style:style>
    <style:style style:name="P12" style:family="paragraph" style:parent-style-name="Standard">
      <style:paragraph-properties fo:text-align="end" style:justify-single-word="false"/>
      <style:text-properties style:font-name-asian="Liberation Serif" style:font-name-complex="Liberation Serif"/>
    </style:style>
    <style:style style:name="P13" style:family="paragraph" style:parent-style-name="Standard">
      <style:text-properties style:font-name="Calibri" fo:font-size="11pt" style:font-name-asian="Calibri" style:font-size-asian="11pt" style:font-name-complex="Calibri"/>
    </style:style>
    <style:style style:name="P14" style:family="paragraph" style:parent-style-name="Standard">
      <style:paragraph-properties fo:text-align="end" style:justify-single-word="false"/>
      <style:text-properties style:font-name="Calibri" fo:font-size="11pt" style:font-name-asian="Calibri" style:font-size-asian="11pt" style:font-name-complex="Calibri"/>
    </style:style>
    <style:style style:name="P15" style:family="paragraph" style:parent-style-name="Standard">
      <style:text-properties style:font-name="Calibri" fo:font-size="11pt" fo:language="en" fo:country="US" style:font-name-asian="Calibri" style:font-size-asian="11pt" style:language-asian="en" style:country-asian="US" style:font-name-complex="Calibri" style:language-complex="en" style:country-complex="US"/>
    </style:style>
    <style:style style:name="P16" style:family="paragraph" style:parent-style-name="Standard">
      <style:text-properties fo:font-size="11pt" style:font-name-asian="Calibri" style:font-size-asian="11pt" style:font-name-complex="Calibri"/>
    </style:style>
    <style:style style:name="P17" style:family="paragraph" style:parent-style-name="Standard">
      <style:paragraph-properties fo:text-align="end" style:justify-single-word="false"/>
      <style:text-properties fo:font-size="11pt" style:font-name-asian="Calibri" style:font-size-asian="11pt" style:font-name-complex="Calibri"/>
    </style:style>
    <style:style style:name="P18" style:family="paragraph" style:parent-style-name="Standard">
      <style:paragraph-properties fo:text-align="center" style:justify-single-word="false"/>
      <style:text-properties fo:font-size="11pt" style:font-name-asian="Calibri" style:font-size-asian="11pt" style:font-name-complex="Calibri"/>
    </style:style>
    <style:style style:name="P19" style:family="paragraph" style:parent-style-name="Standard">
      <style:text-properties officeooo:paragraph-rsid="001eb8e3"/>
    </style:style>
    <style:style style:name="P20" style:family="paragraph" style:parent-style-name="Normal">
      <style:text-properties fo:color="#000000" style:font-name="Calibri" fo:language="en" fo:country="US" style:font-name-asian="DejaVu Sans" style:language-asian="en" style:country-asian="US" style:font-name-complex="DejaVu Sans" style:language-complex="en" style:country-complex="US" text:display="none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2" style:family="paragraph" style:parent-style-name="Standard">
      <style:text-properties style:font-name-asian="Liberation Serif" style:font-name-complex="Liberation Serif"/>
    </style:style>
    <style:style style:name="P23" style:family="paragraph" style:parent-style-name="Standard" style:list-style-name="L1">
      <style:paragraph-properties fo:orphans="0" fo:widows="0" style:vertical-align="auto"/>
      <style:text-properties style:font-name-asian="Liberation Serif" style:font-name-complex="Liberation Serif"/>
    </style:style>
    <style:style style:name="P24" style:family="paragraph" style:parent-style-name="Standard" style:list-style-name="L2">
      <style:paragraph-properties fo:orphans="0" fo:widows="0" style:vertical-align="auto"/>
      <style:text-properties style:font-name-asian="Liberation Serif" style:font-name-complex="Liberation Serif"/>
    </style:style>
    <style:style style:name="P25" style:family="paragraph" style:parent-style-name="Standard" style:list-style-name="L3">
      <style:paragraph-properties fo:orphans="0" fo:widows="0" style:vertical-align="auto"/>
      <style:text-properties style:font-name-asian="Liberation Serif" style:font-name-complex="Liberation Serif"/>
    </style:style>
    <style:style style:name="P26" style:family="paragraph" style:parent-style-name="Standard" style:list-style-name="L4">
      <style:paragraph-properties fo:orphans="0" fo:widows="0" style:vertical-align="auto"/>
      <style:text-properties style:font-name-asian="Liberation Serif" style:font-name-complex="Liberation Serif"/>
    </style:style>
    <style:style style:name="P27" style:family="paragraph" style:parent-style-name="Standard" style:list-style-name="L5">
      <style:paragraph-properties fo:orphans="0" fo:widows="0" style:vertical-align="auto"/>
      <style:text-properties style:font-name-asian="Liberation Serif" style:font-name-complex="Liberation Serif"/>
    </style:style>
    <style:style style:name="P28" style:family="paragraph" style:parent-style-name="Standard" style:list-style-name="L6">
      <style:paragraph-properties fo:orphans="0" fo:widows="0" style:vertical-align="auto"/>
      <style:text-properties style:font-name-asian="Liberation Serif" style:font-name-complex="Liberation Serif"/>
    </style:style>
    <style:style style:name="P29" style:family="paragraph" style:parent-style-name="Standard" style:list-style-name="L7">
      <style:paragraph-properties fo:orphans="0" fo:widows="0" style:vertical-align="auto"/>
      <style:text-properties style:font-name-asian="Liberation Serif" style:font-name-complex="Liberation Serif"/>
    </style:style>
    <style:style style:name="P30" style:family="paragraph" style:parent-style-name="Standard" style:list-style-name="L8">
      <style:paragraph-properties fo:orphans="0" fo:widows="0" style:vertical-align="auto"/>
      <style:text-properties style:font-name-asian="Liberation Serif" style:font-name-complex="Liberation Serif"/>
    </style:style>
    <style:style style:name="P31" style:family="paragraph" style:parent-style-name="Standard" style:list-style-name="L9">
      <style:paragraph-properties fo:orphans="0" fo:widows="0" style:vertical-align="auto"/>
      <style:text-properties style:font-name-asian="Liberation Serif" style:font-name-complex="Liberation Serif"/>
    </style:style>
    <style:style style:name="P32" style:family="paragraph" style:parent-style-name="Standard" style:list-style-name="L12">
      <style:paragraph-properties fo:orphans="0" fo:widows="0" style:vertical-align="auto"/>
      <style:text-properties style:font-name-asian="Liberation Serif" style:font-name-complex="Liberation Serif"/>
    </style:style>
    <style:style style:name="P33" style:family="paragraph" style:parent-style-name="Standard" style:list-style-name="L13">
      <style:paragraph-properties fo:orphans="0" fo:widows="0" style:vertical-align="auto"/>
      <style:text-properties style:font-name-asian="Liberation Serif" style:font-name-complex="Liberation Serif"/>
    </style:style>
    <style:style style:name="P34" style:family="paragraph" style:parent-style-name="Standard" style:list-style-name="L14">
      <style:paragraph-properties fo:orphans="0" fo:widows="0" style:vertical-align="auto"/>
      <style:text-properties style:font-name-asian="Liberation Serif" style:font-name-complex="Liberation Serif"/>
    </style:style>
    <style:style style:name="P35" style:family="paragraph" style:parent-style-name="Standard" style:list-style-name="L15">
      <style:paragraph-properties fo:orphans="0" fo:widows="0" style:vertical-align="auto"/>
      <style:text-properties style:font-name-asian="Liberation Serif" style:font-name-complex="Liberation Serif"/>
    </style:style>
    <style:style style:name="P36" style:family="paragraph" style:parent-style-name="Standard" style:list-style-name="L17">
      <style:paragraph-properties fo:orphans="0" fo:widows="0" style:vertical-align="auto"/>
      <style:text-properties style:font-name-asian="Liberation Serif" style:font-name-complex="Liberation Serif"/>
    </style:style>
    <style:style style:name="P37" style:family="paragraph" style:parent-style-name="Standard" style:list-style-name="L18">
      <style:paragraph-properties fo:orphans="0" fo:widows="0" style:vertical-align="auto"/>
      <style:text-properties style:font-name-asian="Liberation Serif" style:font-name-complex="Liberation Serif"/>
    </style:style>
    <style:style style:name="P38" style:family="paragraph" style:parent-style-name="Standard" style:list-style-name="L19">
      <style:paragraph-properties fo:orphans="0" fo:widows="0" style:vertical-align="auto"/>
      <style:text-properties style:font-name-asian="Liberation Serif" style:font-name-complex="Liberation Serif"/>
    </style:style>
    <style:style style:name="P39" style:family="paragraph" style:parent-style-name="Standard" style:list-style-name="L20">
      <style:paragraph-properties fo:orphans="0" fo:widows="0" style:vertical-align="auto"/>
      <style:text-properties style:font-name-asian="Liberation Serif" style:font-name-complex="Liberation Serif"/>
    </style:style>
    <style:style style:name="P40" style:family="paragraph" style:parent-style-name="Standard" style:list-style-name="L21">
      <style:paragraph-properties fo:orphans="0" fo:widows="0" style:vertical-align="auto"/>
      <style:text-properties style:font-name-asian="Liberation Serif" style:font-name-complex="Liberation Serif"/>
    </style:style>
    <style:style style:name="P41" style:family="paragraph" style:parent-style-name="Standard" style:list-style-name="L22">
      <style:paragraph-properties fo:orphans="0" fo:widows="0" style:vertical-align="auto"/>
      <style:text-properties style:font-name-asian="Liberation Serif" style:font-name-complex="Liberation Serif"/>
    </style:style>
    <style:style style:name="P42" style:family="paragraph" style:parent-style-name="Standard" style:list-style-name="L24">
      <style:paragraph-properties fo:orphans="0" fo:widows="0" style:vertical-align="auto"/>
      <style:text-properties style:font-name-asian="Liberation Serif" style:font-name-complex="Liberation Serif"/>
    </style:style>
    <style:style style:name="P43" style:family="paragraph" style:parent-style-name="Standard" style:list-style-name="L25">
      <style:paragraph-properties fo:orphans="0" fo:widows="0" style:vertical-align="auto"/>
      <style:text-properties style:font-name-asian="Liberation Serif" style:font-name-complex="Liberation Serif"/>
    </style:style>
    <style:style style:name="P44" style:family="paragraph" style:parent-style-name="Standard" style:list-style-name="L26">
      <style:paragraph-properties fo:orphans="0" fo:widows="0" style:vertical-align="auto"/>
      <style:text-properties style:font-name-asian="Liberation Serif" style:font-name-complex="Liberation Serif"/>
    </style:style>
    <style:style style:name="P45" style:family="paragraph" style:parent-style-name="Standard" style:list-style-name="L27">
      <style:paragraph-properties fo:orphans="0" fo:widows="0" style:vertical-align="auto"/>
      <style:text-properties style:font-name-asian="Liberation Serif" style:font-name-complex="Liberation Serif"/>
    </style:style>
    <style:style style:name="P46" style:family="paragraph" style:parent-style-name="Standard" style:list-style-name="L28">
      <style:paragraph-properties fo:orphans="0" fo:widows="0" style:vertical-align="auto"/>
      <style:text-properties style:font-name-asian="Liberation Serif" style:font-name-complex="Liberation Serif"/>
    </style:style>
    <style:style style:name="P47" style:family="paragraph" style:parent-style-name="Standard" style:list-style-name="L31">
      <style:paragraph-properties fo:orphans="0" fo:widows="0" style:vertical-align="auto"/>
      <style:text-properties style:font-name-asian="Liberation Serif" style:font-name-complex="Liberation Serif"/>
    </style:style>
    <style:style style:name="P48" style:family="paragraph" style:parent-style-name="Standard" style:list-style-name="L32">
      <style:paragraph-properties fo:orphans="0" fo:widows="0" style:vertical-align="auto"/>
      <style:text-properties style:font-name-asian="Liberation Serif" style:font-name-complex="Liberation Serif"/>
    </style:style>
    <style:style style:name="P49" style:family="paragraph" style:parent-style-name="Standard" style:list-style-name="L34">
      <style:paragraph-properties fo:orphans="0" fo:widows="0" style:vertical-align="auto"/>
      <style:text-properties style:font-name-asian="Liberation Serif" style:font-name-complex="Liberation Serif"/>
    </style:style>
    <style:style style:name="P50" style:family="paragraph" style:parent-style-name="Standard" style:list-style-name="L37">
      <style:paragraph-properties fo:orphans="0" fo:widows="0" style:vertical-align="auto"/>
      <style:text-properties style:font-name-asian="Liberation Serif" style:font-name-complex="Liberation Serif"/>
    </style:style>
    <style:style style:name="P51" style:family="paragraph" style:parent-style-name="Standard" style:list-style-name="L38">
      <style:paragraph-properties fo:orphans="0" fo:widows="0" style:vertical-align="auto"/>
      <style:text-properties style:font-name-asian="Liberation Serif" style:font-name-complex="Liberation Serif"/>
    </style:style>
    <style:style style:name="P52" style:family="paragraph" style:parent-style-name="Standard" style:list-style-name="L39">
      <style:paragraph-properties fo:orphans="0" fo:widows="0" style:vertical-align="auto"/>
      <style:text-properties style:font-name-asian="Liberation Serif" style:font-name-complex="Liberation Serif"/>
    </style:style>
    <style:style style:name="P53" style:family="paragraph" style:parent-style-name="Standard" style:list-style-name="L40">
      <style:paragraph-properties fo:orphans="0" fo:widows="0" style:vertical-align="auto"/>
      <style:text-properties style:font-name-asian="Liberation Serif" style:font-name-complex="Liberation Serif"/>
    </style:style>
    <style:style style:name="P54" style:family="paragraph" style:parent-style-name="Standard" style:list-style-name="L44">
      <style:paragraph-properties fo:orphans="0" fo:widows="0" style:vertical-align="auto"/>
      <style:text-properties style:font-name-asian="Liberation Serif" style:font-name-complex="Liberation Serif"/>
    </style:style>
    <style:style style:name="P55" style:family="paragraph" style:parent-style-name="Standard" style:list-style-name="L49">
      <style:paragraph-properties fo:orphans="0" fo:widows="0" style:vertical-align="auto"/>
      <style:text-properties style:font-name-asian="Liberation Serif" style:font-name-complex="Liberation Serif"/>
    </style:style>
    <style:style style:name="P56" style:family="paragraph" style:parent-style-name="Standard" style:list-style-name="L50">
      <style:paragraph-properties fo:orphans="0" fo:widows="0" style:vertical-align="auto"/>
      <style:text-properties style:font-name-asian="Liberation Serif" style:font-name-complex="Liberation Serif"/>
    </style:style>
    <style:style style:name="P57" style:family="paragraph" style:parent-style-name="Standard" style:list-style-name="L54">
      <style:paragraph-properties fo:orphans="0" fo:widows="0" style:vertical-align="auto"/>
      <style:text-properties style:font-name-asian="Liberation Serif" style:font-name-complex="Liberation Serif"/>
    </style:style>
    <style:style style:name="P58" style:family="paragraph" style:parent-style-name="Standard" style:list-style-name="L57">
      <style:paragraph-properties fo:orphans="0" fo:widows="0" style:vertical-align="auto"/>
      <style:text-properties style:font-name-asian="Liberation Serif" style:font-name-complex="Liberation Serif"/>
    </style:style>
    <style:style style:name="P59" style:family="paragraph" style:parent-style-name="Standard" style:list-style-name="L58">
      <style:paragraph-properties fo:orphans="0" fo:widows="0" style:vertical-align="auto"/>
      <style:text-properties style:font-name-asian="Liberation Serif" style:font-name-complex="Liberation Serif"/>
    </style:style>
    <style:style style:name="P60" style:family="paragraph" style:parent-style-name="Standard" style:list-style-name="L59">
      <style:paragraph-properties fo:orphans="0" fo:widows="0" style:vertical-align="auto"/>
      <style:text-properties style:font-name-asian="Liberation Serif" style:font-name-complex="Liberation Serif"/>
    </style:style>
    <style:style style:name="P61" style:family="paragraph" style:parent-style-name="Standard" style:list-style-name="L60">
      <style:paragraph-properties fo:orphans="0" fo:widows="0" style:vertical-align="auto"/>
      <style:text-properties style:font-name-asian="Liberation Serif" style:font-name-complex="Liberation Serif"/>
    </style:style>
    <style:style style:name="P62" style:family="paragraph" style:parent-style-name="Standard" style:list-style-name="L10">
      <style:paragraph-properties fo:orphans="0" fo:widows="0" style:vertical-align="auto"/>
    </style:style>
    <style:style style:name="P63" style:family="paragraph" style:parent-style-name="Standard" style:list-style-name="L11">
      <style:paragraph-properties fo:orphans="0" fo:widows="0" style:vertical-align="auto"/>
    </style:style>
    <style:style style:name="P64" style:family="paragraph" style:parent-style-name="Standard" style:list-style-name="L17">
      <style:paragraph-properties fo:orphans="0" fo:widows="0" style:vertical-align="auto"/>
    </style:style>
    <style:style style:name="P65" style:family="paragraph" style:parent-style-name="Standard" style:list-style-name="L24">
      <style:paragraph-properties fo:orphans="0" fo:widows="0" style:vertical-align="auto"/>
    </style:style>
    <style:style style:name="P66" style:family="paragraph" style:parent-style-name="Standard" style:list-style-name="L29">
      <style:paragraph-properties fo:orphans="0" fo:widows="0" style:vertical-align="auto"/>
    </style:style>
    <style:style style:name="P67" style:family="paragraph" style:parent-style-name="Standard" style:list-style-name="L31">
      <style:paragraph-properties fo:orphans="0" fo:widows="0" style:vertical-align="auto"/>
    </style:style>
    <style:style style:name="P68" style:family="paragraph" style:parent-style-name="Standard" style:list-style-name="L33">
      <style:paragraph-properties fo:orphans="0" fo:widows="0" style:vertical-align="auto"/>
    </style:style>
    <style:style style:name="P69" style:family="paragraph" style:parent-style-name="Standard" style:list-style-name="L35">
      <style:paragraph-properties fo:orphans="0" fo:widows="0" style:vertical-align="auto"/>
    </style:style>
    <style:style style:name="P70" style:family="paragraph" style:parent-style-name="Standard" style:list-style-name="L42">
      <style:paragraph-properties fo:orphans="0" fo:widows="0" style:vertical-align="auto"/>
    </style:style>
    <style:style style:name="P71" style:family="paragraph" style:parent-style-name="Standard" style:list-style-name="L46">
      <style:paragraph-properties fo:orphans="0" fo:widows="0" style:vertical-align="auto"/>
    </style:style>
    <style:style style:name="P72" style:family="paragraph" style:parent-style-name="Standard" style:list-style-name="L47">
      <style:paragraph-properties fo:orphans="0" fo:widows="0" style:vertical-align="auto"/>
    </style:style>
    <style:style style:name="P73" style:family="paragraph" style:parent-style-name="Standard" style:list-style-name="L48">
      <style:paragraph-properties fo:orphans="0" fo:widows="0" style:vertical-align="auto"/>
    </style:style>
    <style:style style:name="P74" style:family="paragraph" style:parent-style-name="Standard" style:list-style-name="L52">
      <style:paragraph-properties fo:orphans="0" fo:widows="0" style:vertical-align="auto"/>
    </style:style>
    <style:style style:name="P75" style:family="paragraph" style:parent-style-name="Standard" style:list-style-name="L53">
      <style:paragraph-properties fo:orphans="0" fo:widows="0" style:vertical-align="auto"/>
    </style:style>
    <style:style style:name="P76" style:family="paragraph" style:parent-style-name="Standard" style:list-style-name="L1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77" style:family="paragraph" style:parent-style-name="Standard" style:list-style-name="L2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78" style:family="paragraph" style:parent-style-name="Standard" style:list-style-name="L30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79" style:family="paragraph" style:parent-style-name="Standard" style:list-style-name="L3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0" style:family="paragraph" style:parent-style-name="Standard" style:list-style-name="L4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1" style:family="paragraph" style:parent-style-name="Standard" style:list-style-name="L4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2" style:family="paragraph" style:parent-style-name="Standard" style:list-style-name="L4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3" style:family="paragraph" style:parent-style-name="Standard" style:list-style-name="L4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4" style:family="paragraph" style:parent-style-name="Standard" style:list-style-name="L47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5" style:family="paragraph" style:parent-style-name="Standard" style:list-style-name="L5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6" style:family="paragraph" style:parent-style-name="Standard" style:list-style-name="L5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7" style:family="paragraph" style:parent-style-name="Standard" style:list-style-name="L5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8" style:family="paragraph" style:parent-style-name="Standard" style:list-style-name="L6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0" style:family="paragraph" style:parent-style-name="Standard">
      <style:text-properties fo:font-weight="bold" style:font-name-asian="Liberation Serif" style:font-weight-asian="bold" style:font-name-complex="Liberation Serif" style:font-weight-complex="bold"/>
    </style:style>
    <style:style style:name="P91" style:family="paragraph" style:parent-style-name="Standard">
      <style:text-properties officeooo:paragraph-rsid="001eb8e3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Liberation Serif" style:font-weight-asian="bold" style:font-name-complex="Liberation Serif"/>
    </style:style>
    <style:style style:name="T5" style:family="text">
      <style:text-properties fo:font-weight="bold" style:font-name-asian="Liberation Serif" style:font-weight-asian="bold" style:font-name-complex="Liberation Serif" style:font-weight-complex="bold"/>
    </style:style>
    <style:style style:name="T6" style:family="text">
      <style:text-properties fo:font-weight="bold" officeooo:rsid="001eb8e3" style:font-name-asian="Liberation Serif" style:font-weight-asian="bold" style:font-name-complex="Liberation Serif" style:font-weight-complex="bold"/>
    </style:style>
    <style:style style:name="T7" style:family="text">
      <style:text-properties style:font-name-asian="Liberation Serif" style:font-name-complex="Liberation Serif"/>
    </style:style>
    <style:style style:name="T8" style:family="text">
      <style:text-properties officeooo:rsid="001eb8e3" style:font-name-asian="Liberation Serif" style:font-name-complex="Liberation Serif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name-complex="Liberation Serif"/>
    </style:style>
    <style:style style:name="T10" style:family="text">
      <style:text-properties style:font-name-asian="Calibri" style:font-name-complex="Calibri"/>
    </style:style>
    <style:style style:name="T11" style:family="text">
      <style:text-properties fo:font-size="11pt" style:font-name-asian="Calibri" style:font-size-asian="11pt" style:font-name-complex="Calibri"/>
    </style:style>
    <style:style style:name="T12" style:family="text">
      <style:text-properties fo:font-style="italic" officeooo:rsid="001eb8e3" style:font-name-asian="Liberation Serif" style:font-style-asian="italic" style:font-name-complex="Liberation Serif" style:font-style-complex="itali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3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4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4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WW_5f_CharLFO5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5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5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5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5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STITUTO FEDERAL DE EDUCAÇÃO CIÊNCIA E TECNOLOGIA DA PARAÍBA -</text:p>
      <text:p text:style-name="P2">CAMPUS CAJAZEIRAS</text:p>
      <text:p text:style-name="P2">CURSO: ANÁLISE E DESENVOLVIMENTO DE SISTEMAS</text:p>
      <text:p text:style-name="Standard"/>
      <text:p text:style-name="Standard"/>
      <text:p text:style-name="Standard"/>
      <text:p text:style-name="P6">CAMILA FERREIRA DE CARVALHO</text:p>
      <text:p text:style-name="P6">EDUARDO LUCAS CRISPIM DE CAST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SISTEMA PARA GERENCIAMENTO DE LOJA DE VESTUÁ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>Cajazeiras –PB</text:p>
      <text:p text:style-name="P6">2018</text:p>
      <text:p text:style-name="P6"><text:soft-page-break/>CAMILA FERREIRA DE CARVALHO</text:p>
      <text:p text:style-name="P6">EDUARDO LUCAS CRISPIM DE CASTRO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SISTEMA PARA GERENCIAMENTO DE LOJA DE VESTUÁRIO</text:p>
      <text:p text:style-name="P6"/>
      <text:p text:style-name="P6"/>
      <text:p text:style-name="P6"/>
      <text:p text:style-name="Standard"/>
      <text:p text:style-name="P7">Trabalho apresentado por alunos do Curso Superior Tecnológico em</text:p>
      <text:p text:style-name="P7">Análise e Desenvolvimento de Sistemas do IFPB – Instituto</text:p>
      <text:p text:style-name="P7">Federal de Educação, Ciência e Tecnologia da Paraíba- Campus Cajazeiras, como nota</text:p>
      <text:p text:style-name="P7">na disciplina Banco de Dados,</text:p>
      <text:p text:style-name="P7">Professor Fabio Gomes de Andrade.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Cajazeiras –PB</text:p>
      <text:p text:style-name="P6">2018</text:p>
      <text:p text:style-name="P1"><text:soft-page-break/>Sumário</text:p>
      <text:p text:style-name="Standard">1 Introdução</text:p>
      <text:p text:style-name="Standard">2 Modelo Conceitual</text:p>
      <text:p text:style-name="Standard">2.1 Levantamento de Requisitos</text:p>
      <text:p text:style-name="Standard">2.2 Diagrama de entidade e relacionamento</text:p>
      <text:p text:style-name="Standard">2.3 Dicionário conceitual de dados</text:p>
      <text:p text:style-name="Standard">3 Modelo lógico</text:p>
      <text:p text:style-name="Standard">3.1 Mapeamento Entidade Relacionamentos</text:p>
      <text:p text:style-name="Standard">3.2 Dicionário Lógico de Dados</text:p>
      <text:p text:style-name="Standard">4. Modelo físico</text:p>
      <text:p text:style-name="Standard">4.1 Scripts SQ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 Introdução</text:p>
      <text:p text:style-name="Standard"/>
      <text:p text:style-name="P8">A correria do dia a dia no comércio acaba, por muitas vezes, deixando o controle de informações de último plano. Sistemas de informação beneficiam evidentemente a prestação de serviços realizada por um estabelecimento, já que automatizam buscas, inserção de dados já armazenados e agilizam controle e realização de atividades. Neste trabalho promovemos o gerenciamento da She He, uma loja de vestuário. Lojas como essa são caracterizadas pelo controle de entrada e saída de produtos. Assim, facilitaremos a consulta de clientes e produtos cadastrados, analisando problemas e mantendo a praticidade no uso da ferramenta. O objetivo é evitar perdas de informação, 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8"/>
      <text:p text:style-name="P8">A loja de vestuário contrata funcionários, dos quais serão armazenados: nome, CPF, telefone, endereço, cargo, data de admissão, salário atual e o status. Um fornecedor disponibiliza produtos, que são comprados pela loja. Para cada fornecedor, armazena-se o nome, telefone, endereço e o CNPJ. Para cada produto, são armazenados dados como: código, preço atual de venda, nome, tamanho da peça e o status. Para cada compra realizada ao fornecedor, são salvos a hora e a quantidade adquirida pela loja.</text:p>
      <text:p text:style-name="P8"/>
      <text:p text:style-name="P8">A venda de produtos a clientes será armazenada. Clientes cadastrados têm seu 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pagamento serão armazenados a hora.</text:p>
      <text:p text:style-name="P8"/>
      <text:p text:style-name="P8">As despesas e entradas financeiras da loja serão armazenadas para que promova um melhor controle. Despesas podem ser determinadas pela compra de produtos a fornecedores e pelo pagamento do salário a funcionários. Entradas são determinadas pela venda de produtos a clientes. Para cada ocorrência de um destes, armazena-se a data e o valor.</text:p>
      <text:p text:style-name="P8"/>
      <text:p text:style-name="P8">De acordo com os dados citados acima, a entrada financeira do estabelecimento pode ser dada pelo valor adquirido em cada venda. Como a data é salva, a entrada de cada mês pode ser consultada, ajudando a criar estimativas e comparar dados entre os meses. Assim, a dona da loja pode analisar quais os motivos para tal ganho, evitando prejuízos nos próximos meses.</text:p>
      <text:p text:style-name="P8"/>
      <text:p text:style-name="P8">Os funcionários devem estar agrupados para facilitar a identificação de seus dados. É interessante para o estabelecimento que periodicamente sejam levantados quais produtos atraem mais clientes, consequentemente serão os mais pedidos aos fornecedores.</text:p>
      <text:p text:style-name="P8"/>
      <text:p text:style-name="P8">Ainda no que se diz respeito a funcionários, o status do mesmo é necessário para manter dados históricos da loja. Assim, caso um funcionário seja recontratado, os dados podem ser resgatados.</text:p>
      <text:p text:style-name="P8">A respeito dos clientes cadastrados, é importante também ter acesso rápido a seu e-mail ou seu telefone, por tanto, ao enviar o código de cadastro do cliente, deve-se retornar os dados do mesmo.</text:p>
      <text:p text:style-name="P8">Deve-se manter um monitoramento a respeito dos produtos, o atributo status é importante para saber se o mesmo está ou não disponível na loja. Caso o produto esteja disponível, a venda ocorre mais rapidamente, caso contrário, há o conhecimento acerca de futuras compras a fornecedores.</text:p>
      <text:p text:style-name="P8"/>
      <text:p text:style-name="P8"><text:soft-page-break/>A dona do estabelecimento preza muito pelo bom atendimento ao cliente, pensando 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2.2 Diagra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Figura 1: Diagrama de entidade e relacionamento</text:p>
      <text:p text:style-name="P1"><text:soft-page-break/>2.3 Dicionário conceitual de dados</text:p>
      <text:p text:style-name="Standard"/>
      <text:p text:style-name="P1">Entidade Pessoa:</text:p>
      <text:p text:style-name="Standard">Generalização total e compartilhada para Cliente e Funcionário, armazena informações em comum entre essas duas entidades, ou seja, dados gerais.</text:p>
      <text:p text:style-name="P1">Atributos:</text:p>
      <text:p text:style-name="Standard">• Nome: armazena o nome da pessoa.</text:p>
      <text:p text:style-name="Standard">• CPF: armazena o número do CPF da pessoa.</text:p>
      <text:p text:style-name="Standard">• Telefone: armazena o número principal da pessoa.</text:p>
      <text:p text:style-name="P1">Relacionamentos:</text:p>
      <text:p text:style-name="Standard">Não há relacionamentos.</text:p>
      <text:p text:style-name="Standard"/>
      <text:p text:style-name="P1">Entidade Funcionário:</text:p>
      <text:p text:style-name="Standard">Se trata de uma especialização da entidade Pessoa, armazena dados específicos de um funcionário.</text:p>
      <text:p text:style-name="P1">Atributos:</text:p>
      <text:p text:style-name="Standard">• Cargo: salva o cargo exercido pelo funcionário na loja.</text:p>
      <text:p text:style-name="Standard">• Salário: salva o valor atual de salário.</text:p>
      <text:p text:style-name="Standard">• Status: armazena se o funcionário está trabalhando no estabelecimento ou se já foi demitido.</text:p>
      <text:p text:style-name="Standard">• DataAdmissao: armazena a data de admissão do funcionário.</text:p>
      <text:p text:style-name="Standard">• Endereço: armazena o endereço do funcionário, é composto por: rua, bairro e cidade.</text:p>
      <text:p text:style-name="P1">Relacionamentos:</text:p>
      <text:p text:style-name="Standard">• recebe: Uma relação entre as entidades Funcionário e <text:s/>Pagamento. Um funcionário cadastrado no banco recebe zero ou vários pagamentos, mas um pagamento só pode ser recebido apenas por um funcionário.</text:p>
      <text:p text:style-name="Standard">• atende: Relação entre Funcionário e Venda. Um funcionário cadastrado atende</text:p>
      <text:p text:style-name="Standard">zero ou muitas vendas, e cada venda só pode ser atendida por um funcionário.</text:p>
      <text:p text:style-name="Standard"/>
      <text:p text:style-name="P1">Entidade Cliente:</text:p>
      <text:p text:style-name="Standard">Especificação da entidade Pessoa, armazena dados que especificam um cliente cadastrado.</text:p>
      <text:p text:style-name="P1">Atributos:</text:p>
      <text:p text:style-name="Standard">• E-mail: armazena o e-mail do cliente.</text:p>
      <text:p text:style-name="P1">Relacionamentos:</text:p>
      <text:p text:style-name="Standard">• efetua: Uma relação entre Cliente e Venda. Um cliente cadastrado pode realizar zero ou muitas vendas, mas uma venda só pode ser realizada por um cliente.</text:p>
      <text:p text:style-name="Standard"/>
      <text:p text:style-name="P1">Entidade Fornecedor:</text:p>
      <text:p text:style-name="Standard">Armazena os dados que serão tratados de um fornecedor.</text:p>
      <text:p text:style-name="P1">Atributos:</text:p>
      <text:p text:style-name="Standard">• Nome: armazena o nome do fornecedor.</text:p>
      <text:p text:style-name="Standard">• CNPJ: armazena o número do CNPJ do fornecedor.</text:p>
      <text:p text:style-name="Standard">• Endereço: armazena o endereço do fornecedor, composto por: rua, bairro e cidade.</text:p>
      <text:p text:style-name="Standard">• Telefone: armazena o número principal de telefone do fornecedor.</text:p>
      <text:p text:style-name="P1">Relacionamentos:</text:p>
      <text:p text:style-name="Standard">• realiza: Relação entre Fornecedor e Compra. Um fornecedor pode realizar zero ou várias compras da loja, e cada compra cadastrada será apenas de um fornecedor.</text:p>
      <text:p text:style-name="Standard"/>
      <text:p text:style-name="P1"/>
      <text:p text:style-name="P1">Entidade Venda</text:p>
      <text:p text:style-name="Standard">Armazena os dados gerais de uma venda.</text:p>
      <text:p text:style-name="P1">Atributos:</text:p>
      <text:p text:style-name="Standard">• Hora: armazena a hora da venda.</text:p>
      <text:p text:style-name="P1">Relacionamentos:</text:p>
      <text:p text:style-name="Standard"><text:soft-page-break/>• gera: Relação entre Venda e Entrada. Cada venda gera uma entrada, e cada entrada é gerada por uma venda.</text:p>
      <text:p text:style-name="Standard">• efetua: Uma relação entre Venda e Cliente. Um cliente cadastrado pode realizar zero ou muitas vendas, mas uma venda só pode ser realizada por um cliente.</text:p>
      <text:p text:style-name="Standard">• paga: Relação entre Venda e CartaoCredito, armazena o número de parcelas. Uma venda pode ser paga por zero ou um cartão, um cartão pode pagar uma ou várias vendas.</text:p>
      <text:p text:style-name="Standard">• atende: Relação entre Funcionário e Venda. Um funcionário cadastrado atende zero ou muitas vendas, e cada venda só pode ser atendida por um funcionári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Produto</text:p>
      <text:p text:style-name="Standard">Armazena os dados de um produto.</text:p>
      <text:p text:style-name="P1">Atributos:</text:p>
      <text:p text:style-name="Standard">• Código: armazena o código do produto.</text:p>
      <text:p text:style-name="Standard">• Tamanho: armazena o tamanho do produto.</text:p>
      <text:p text:style-name="Standard">• Status: armazena o status do produto, se está disponível ou não.</text:p>
      <text:p text:style-name="Standard">• Nome: armazena o nome do produto.</text:p>
      <text:p text:style-name="Standard">• PreçoVenda: armazena o preço atualizado para venda do produto.</text:p>
      <text:p text:style-name="P1">Relacionamentos:</text:p>
      <text:p text:style-name="Standard">• estoca: Relação entre Compra e Produto. A compra pode ser de um a muitos produtos, de mesma forma, o produto provém de uma ou mais compras. <text:s/>Armazena quantidade e preço unitário de cada produt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Compra</text:p>
      <text:p text:style-name="Standard">Armazena os dados da compra de produtos de um fornecedor.</text:p>
      <text:p text:style-name="P1">Atributos:</text:p>
      <text:p text:style-name="Standard">• Hora: salva hora em que a compra foi realizada</text:p>
      <text:p text:style-name="P1">Relacionamento:</text:p>
      <text:p text:style-name="Standard">• estoca: Relação entre Compra e Produto. A compra pode ser de um a muitos produtos, de mesma forma, o produto provém de uma ou mais compras. O relacionamento armazena a quantidade e o preço unitário.<text:tab/></text:p>
      <text:p text:style-name="Standard">• realiza: Relação entre Fornecedor e Compra. Um fornecedor pode realizar zero ou várias compras, e cada compra cadastrada será apenas de um fornecedor.</text:p>
      <text:p text:style-name="Standard">• produz: Relação entre Compra e Despesa. Uma compra pode produzir apenas uma despesa, mas uma despesa pode ser produto de zero ou várias compras.</text:p>
      <text:p text:style-name="Standard"/>
      <text:p text:style-name="P1">Entidade CartaoCredito</text:p>
      <text:p text:style-name="Standard">Armazena os dados da compra por um cartão de crédito</text:p>
      <text:p text:style-name="P1">Atributos:</text:p>
      <text:p text:style-name="Standard">• Bandeira: armazena a bandeira do cartão.</text:p>
      <text:p text:style-name="Standard">• Número: armazena o número do cartão.</text:p>
      <text:p text:style-name="P1">Relacionamentos:</text:p>
      <text:p text:style-name="Standard">•paga: Relação entre Venda e CartaoCredito, armazena o número de parcelas. Uma venda pode ser paga por zero ou um cartão, um cartão pode pagar uma ou várias vendas.</text:p>
      <text:p text:style-name="Standard"/>
      <text:p text:style-name="P1">Entidade Despesa</text:p>
      <text:p text:style-name="Standard">Armazena as despesas da loja em compras e salários.</text:p>
      <text:p text:style-name="P1"><text:soft-page-break/>Atributos:</text:p>
      <text:p text:style-name="Standard">• Data: armazena as datas das despesas.</text:p>
      <text:p text:style-name="Standard">• Valor: armazena o valor de cada despesa.</text:p>
      <text:p text:style-name="P1">Relacionamentos:</text:p>
      <text:p text:style-name="Standard">• produz: Relação entre Compra e Despesa. Uma compra pode gerar apenas uma despesa, mas uma despesa pode ser gerada por várias compras.</text:p>
      <text:p text:style-name="Standard">• gera: Relação entre Despesa e Pagamento. Um pagamento gera uma despesa, uma despesa é gerada por zero ou mais salários.</text:p>
      <text:p text:style-name="Standard"/>
      <text:p text:style-name="P1">Entidade Entrada</text:p>
      <text:p text:style-name="Standard">Armazena a entrada de uma venda.</text:p>
      <text:p text:style-name="Standard"><text:span text:style-name="Fonte_20_parág._20_padrão"><text:span text:style-name="T2">Atributos</text:span></text:span>:</text:p>
      <text:p text:style-name="Standard">• Data: armazena a data da entrada da venda.</text:p>
      <text:p text:style-name="Standard">• Valor: armazena o valor de cada entrada.</text:p>
      <text:p text:style-name="P1">Relacionamentos:</text:p>
      <text:p text:style-name="Standard">• gera: Relação entre Venda e Entrada. Cada venda gera uma entrada, e cada entrada é gerada por uma venda.</text:p>
      <text:p text:style-name="Standard"/>
      <text:p text:style-name="P1">Entidade Pagamento</text:p>
      <text:p text:style-name="Standard">Armazena dados de um pagamento de salário a um funcionário.</text:p>
      <text:p text:style-name="Standard"><text:span text:style-name="Fonte_20_parág._20_padrão"><text:span text:style-name="T2">Atributos:</text:span></text:span></text:p>
      <text:p text:style-name="Standard">• Hora: armazena o horário em que o pagamento foi realizado.</text:p>
      <text:p text:style-name="P1">Relacionamentos:</text:p>
      <text:p text:style-name="Standard">• recebe: Relação entre Pagamento e a entidade Funcionário. Cada pagamento só pode ser a um funcionário, e cada funcionário cadastrado pode receber zero ou mais pagamentos.</text:p>
      <text:p text:style-name="Standard">• gera: Relação entre Pagamento e Despesa. Cada pagamento gera uma despesa, e cada despesa é gerada por zero ou vários pagamentos.</text:p>
      <text:p text:style-name="P10"/>
      <text:p text:style-name="P4">3 Modelo Logico</text:p>
      <text:p text:style-name="P4"/>
      <text:p text:style-name="P4">3.1 Mapeamento Entidade-Relacionamento</text:p>
      <text:p text:style-name="P13"/>
      <text:p text:style-name="Standard"><text:span text:style-name="Fonte_20_parág._20_padrão"><text:span text:style-name="T4">Pessoa</text:span></text:span><text:span text:style-name="Fonte_20_parág._20_padrão"><text:span text:style-name="T7">= (</text:span></text:span><text:span text:style-name="Fonte_20_parág._20_padrão"><text:span text:style-name="T9">CPF,</text:span></text:span><text:span text:style-name="Fonte_20_parág._20_padrão"><text:span text:style-name="T7"> Nome, Telefone);</text:span></text:span></text:p>
      <text:p text:style-name="Standard"><text:span text:style-name="Fonte_20_parág._20_padrão"><text:span text:style-name="T4">Funcionario</text:span></text:span><text:span text:style-name="Fonte_20_parág._20_padrão"><text:span text:style-name="T7">= (</text:span></text:span><text:span text:style-name="Fonte_20_parág._20_padrão"><text:span text:style-name="T9">CPFPessoa</text:span></text:span><text:span text:style-name="Fonte_20_parág._20_padrão"><text:span text:style-name="T7">, Cargo, DataAdmissao, Sal</text:span></text:span><text:span text:style-name="Fonte_20_parág._20_padrão"><text:span text:style-name="T8">a</text:span></text:span><text:span text:style-name="Fonte_20_parág._20_padrão"><text:span text:style-name="T7">rio, Status, Bairro, Rua, Cidade);</text:span></text:span></text:p>
      <text:p text:style-name="Standard"><text:span text:style-name="Fonte_20_parág._20_padrão"><text:span text:style-name="T4">Cliente</text:span></text:span><text:span text:style-name="Fonte_20_parág._20_padrão"><text:span text:style-name="T7">= (</text:span></text:span><text:span text:style-name="Fonte_20_parág._20_padrão"><text:span text:style-name="T9">CPFPessoa</text:span></text:span><text:span text:style-name="Fonte_20_parág._20_padrão"><text:span text:style-name="T7">, email);</text:span></text:span></text:p>
      <text:p text:style-name="Standard"><text:span text:style-name="Fonte_20_parág._20_padrão"><text:span text:style-name="T4">Pagamento</text:span></text:span><text:span text:style-name="Fonte_20_parág._20_padrão"><text:span text:style-name="T7">= </text:span></text:span><text:span text:style-name="Fonte_20_parág._20_padrão"><text:span text:style-name="T9">(CodPagamento,</text:span></text:span><text:span text:style-name="Fonte_20_parág._20_padrão"><text:span text:style-name="T7"> Funcionario, Hora, CodDespesa);</text:span></text:span></text:p>
      <text:p text:style-name="Standard"><text:span text:style-name="Fonte_20_parág._20_padrão"><text:span text:style-name="T4">Fornecedor</text:span></text:span><text:span text:style-name="Fonte_20_parág._20_padrão"><text:span text:style-name="T7">= (</text:span></text:span><text:span text:style-name="Fonte_20_parág._20_padrão"><text:span text:style-name="T9">CNPJ</text:span></text:span><text:span text:style-name="Fonte_20_parág._20_padrão"><text:span text:style-name="T7">, Nome, Telefone, Cidade, Rua, Bairro);</text:span></text:span></text:p>
      <text:p text:style-name="Standard"><text:span text:style-name="Fonte_20_parág._20_padrão"><text:span text:style-name="T4">Despesa</text:span></text:span><text:span text:style-name="Fonte_20_parág._20_padrão"><text:span text:style-name="T7">= (</text:span></text:span><text:span text:style-name="Fonte_20_parág._20_padrão"><text:span text:style-name="T9">CodDespesa,</text:span></text:span><text:span text:style-name="Fonte_20_parág._20_padrão"><text:span text:style-name="T7">Valor, Data);</text:span></text:span></text:p>
      <text:p text:style-name="Standard"><text:span text:style-name="Fonte_20_parág._20_padrão"><text:span text:style-name="T4">Compra</text:span></text:span><text:span text:style-name="Fonte_20_parág._20_padrão"><text:span text:style-name="T7">= (</text:span></text:span><text:span text:style-name="Fonte_20_parág._20_padrão"><text:span text:style-name="T9">CodCompra</text:span></text:span><text:span text:style-name="Fonte_20_parág._20_padrão"><text:span text:style-name="T7">, Fornecedor, Hora, CodDespesa);</text:span></text:span></text:p>
      <text:p text:style-name="Standard"><text:span text:style-name="Fonte_20_parág._20_padrão"><text:span text:style-name="T4">CompraProduto</text:span></text:span><text:span text:style-name="Fonte_20_parág._20_padrão"><text:span text:style-name="T7">= (</text:span></text:span><text:span text:style-name="Fonte_20_parág._20_padrão"><text:span text:style-name="T9">CodProduto, CodCompra,</text:span></text:span><text:span text:style-name="Fonte_20_parág._20_padrão"><text:span text:style-name="T7"> Quantidade, PrecoUnitario);</text:span></text:span></text:p>
      <text:p text:style-name="Standard"><text:span text:style-name="Fonte_20_parág._20_padrão"><text:span text:style-name="T4">Produto</text:span></text:span><text:span text:style-name="Fonte_20_parág._20_padrão"><text:span text:style-name="T7">= (</text:span></text:span><text:span text:style-name="Fonte_20_parág._20_padrão"><text:span text:style-name="T9">Codigo,</text:span></text:span><text:span text:style-name="Fonte_20_parág._20_padrão"><text:span text:style-name="T7"> Tamanho, Status, Nome, PrecoVenda);</text:span></text:span></text:p>
      <text:p text:style-name="Standard"><text:span text:style-name="Fonte_20_parág._20_padrão"><text:span text:style-name="T4">Venda</text:span></text:span><text:span text:style-name="Fonte_20_parág._20_padrão"><text:span text:style-name="T7">= (</text:span></text:span><text:span text:style-name="Fonte_20_parág._20_padrão"><text:span text:style-name="T9">CodVenda</text:span></text:span><text:span text:style-name="Fonte_20_parág._20_padrão"><text:span text:style-name="T7">, Hora, Funcionario, Cliente, CodEntrada);</text:span></text:span></text:p>
      <text:p text:style-name="Standard"><text:span text:style-name="Fonte_20_parág._20_padrão"><text:span text:style-name="T5">VendaProduto</text:span></text:span><text:span text:style-name="Fonte_20_parág._20_padrão"><text:span text:style-name="T7">= (</text:span></text:span><text:span text:style-name="Fonte_20_parág._20_padrão"><text:span text:style-name="T9">CodProduto, CodVenda</text:span></text:span><text:span text:style-name="Fonte_20_parág._20_padrão"><text:span text:style-name="T7">, Quantidade, PrecoUnitario);</text:span></text:span></text:p>
      <text:p text:style-name="Standard"><text:span text:style-name="Fonte_20_parág._20_padrão"><text:span text:style-name="T4">Entrada</text:span></text:span><text:span text:style-name="Fonte_20_parág._20_padrão"><text:span text:style-name="T7">= </text:span></text:span><text:span text:style-name="Fonte_20_parág._20_padrão"><text:span text:style-name="T9">(CodEntrada, </text:span></text:span><text:span text:style-name="Fonte_20_parág._20_padrão"><text:span text:style-name="T7">Valor, Data);</text:span></text:span></text:p>
      <text:p text:style-name="Standard"><text:span text:style-name="Fonte_20_parág._20_padrão"><text:span text:style-name="T4">CartaoCredito</text:span></text:span><text:span text:style-name="Fonte_20_parág._20_padrão"><text:span text:style-name="T7">= (</text:span></text:span><text:span text:style-name="Fonte_20_parág._20_padrão"><text:span text:style-name="T9">Numero</text:span></text:span><text:span text:style-name="Fonte_20_parág._20_padrão"><text:span text:style-name="T7">, Bandeira);</text:span></text:span></text:p>
      <text:p text:style-name="Standard"><text:span text:style-name="Fonte_20_parág._20_padrão"><text:span text:style-name="T4">VendaCartao</text:span></text:span><text:span text:style-name="Fonte_20_parág._20_padrão"><text:span text:style-name="T7">= (</text:span></text:span><text:span text:style-name="Fonte_20_parág._20_padrão"><text:span text:style-name="T9">NumCartao, CodVenda,</text:span></text:span><text:span text:style-name="Fonte_20_parág._20_padrão"><text:span text:style-name="T7"> NumParcelas);</text:span></text:span></text:p>
      <text:p text:style-name="P10"/>
      <text:p text:style-name="P4">3.2 Dicionário Lógico de Dados</text:p>
      <text:p text:style-name="P1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PESSOA : Relação que armazena dados generalizados de funcionários e clientes.</text:p>
          </table:table-cell>
        </table:table-row>
      </table:table>
      <text:p text:style-name="P15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5">Atributo</text:p>
          </table:table-cell>
          <table:table-cell table:style-name="Tabela2.A1" office:value-type="string">
            <text:p text:style-name="P5">Descrição</text:p>
          </table:table-cell>
          <table:table-cell table:style-name="Tabela2.A1" office:value-type="string">
            <text:p text:style-name="P5">Tipo</text:p>
          </table:table-cell>
          <table:table-cell table:style-name="Tabela2.A1" office:value-type="string">
            <text:p text:style-name="P5">Domínio</text:p>
          </table:table-cell>
          <table:table-cell table:style-name="Tabela2.E1" office:value-type="string">
            <text:p text:style-name="P5">Restrição</text:p>
          </table:table-cell>
        </table:table-row>
        <text:soft-page-break/>
        <table:table-row>
          <table:table-cell table:style-name="Tabela2.A2" office:value-type="string">
            <text:p text:style-name="P11">Nome</text:p>
          </table:table-cell>
          <table:table-cell table:style-name="Tabela2.A2" office:value-type="string">
            <text:p text:style-name="P11">Representa o nome de uma pessoa, seja funcionário ou cliente</text:p>
          </table:table-cell>
          <table:table-cell table:style-name="Tabela2.A2" office:value-type="string">
            <text:p text:style-name="P11">VARCHAR(100)</text:p>
          </table:table-cell>
          <table:table-cell table:style-name="Tabela2.A2" office:value-type="string">
            <text:p text:style-name="P11">VARCHAR(100)</text:p>
          </table:table-cell>
          <table:table-cell table:style-name="Tabela2.A2" office:value-type="string">
            <text:list xml:id="list1452027442202798713" text:style-name="L1">
              <text:list-item>
                <text:p text:style-name="P23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11">CPF</text:p>
          </table:table-cell>
          <table:table-cell table:style-name="Tabela2.A3" office:value-type="string">
            <text:p text:style-name="P11">Representa o número do CPF de uma pessoa, seja funcionário ou cliente</text:p>
          </table:table-cell>
          <table:table-cell table:style-name="Tabela2.A3" office:value-type="string">
            <text:p text:style-name="P11">VARCHAR(20)</text:p>
          </table:table-cell>
          <table:table-cell table:style-name="Tabela2.A3" office:value-type="string">
            <text:p text:style-name="P11">VARCHAR(20)</text:p>
          </table:table-cell>
          <table:table-cell table:style-name="Tabela2.A3" office:value-type="string">
            <text:list xml:id="list5247422987936296308" text:style-name="L2">
              <text:list-item>
                <text:p text:style-name="P24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11">Telefone</text:p>
          </table:table-cell>
          <table:table-cell table:style-name="Tabela2.A2" office:value-type="string">
            <text:p text:style-name="P11">Representa o número do telefone de uma pessoa, seja funcionário ou cliente</text:p>
          </table:table-cell>
          <table:table-cell table:style-name="Tabela2.A2" office:value-type="string">
            <text:p text:style-name="P11">VARCHAR(20)</text:p>
          </table:table-cell>
          <table:table-cell table:style-name="Tabela2.A2" office:value-type="string">
            <text:p text:style-name="P11">VARCHAR(20)</text:p>
          </table:table-cell>
          <table:table-cell table:style-name="Tabela2.A2" office:value-type="string">
            <text:list xml:id="list2397653946825410072" text:style-name="L3">
              <text:list-item>
                <text:p text:style-name="P25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1 </text:span></text:span><text:span text:style-name="Fonte_20_parág._20_padrão"><text:span text:style-name="T10">– Rela</text:span></text:span><text:span text:style-name="Fonte_20_parág._20_padrão"><text:span text:style-name="T7">ção PESSOA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FUNCIONARIO: Relação que armazena dados específicosde funcionários.</text:p>
          </table:table-cell>
        </table:table-row>
      </table:table>
      <text:p text:style-name="P15"/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5">Atributo</text:p>
          </table:table-cell>
          <table:table-cell table:style-name="Tabela4.A1" office:value-type="string">
            <text:p text:style-name="P5">Descrição</text:p>
          </table:table-cell>
          <table:table-cell table:style-name="Tabela4.A1" office:value-type="string">
            <text:p text:style-name="P5">Tipo</text:p>
          </table:table-cell>
          <table:table-cell table:style-name="Tabela4.A1" office:value-type="string">
            <text:p text:style-name="P5">Domínio</text:p>
          </table:table-cell>
          <table:table-cell table:style-name="Tabela4.E1" office:value-type="string">
            <text:p text:style-name="P5">Restrição</text:p>
          </table:table-cell>
        </table:table-row>
        <table:table-row>
          <table:table-cell table:style-name="Tabela4.A2" office:value-type="string">
            <text:p text:style-name="P11">CPFPessoa</text:p>
          </table:table-cell>
          <table:table-cell table:style-name="Tabela4.A2" office:value-type="string">
            <text:p text:style-name="P11">Representa o CPF do funcionário</text:p>
          </table:table-cell>
          <table:table-cell table:style-name="Tabela4.A2" office:value-type="string">
            <text:p text:style-name="P11">VARCHAR(20)</text:p>
          </table:table-cell>
          <table:table-cell table:style-name="Tabela4.A2" office:value-type="string">
            <text:p text:style-name="P11">VARCHAR(20)</text:p>
          </table:table-cell>
          <table:table-cell table:style-name="Tabela4.A2" office:value-type="string">
            <text:list xml:id="list5278076353026586982" text:style-name="L4">
              <text:list-item>
                <text:p text:style-name="P26">Chave estrangeira referenciando o CPF na entidade PESSOA</text:p>
              </text:list-item>
              <text:list-item>
                <text:p text:style-name="P26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11">Cargo</text:p>
          </table:table-cell>
          <table:table-cell table:style-name="Tabela4.A2" office:value-type="string">
            <text:p text:style-name="P11">Representa o cargo de um funcionário no estabelecimento</text:p>
          </table:table-cell>
          <table:table-cell table:style-name="Tabela4.A2" office:value-type="string">
            <text:p text:style-name="P11">VARCHAR(20)</text:p>
          </table:table-cell>
          <table:table-cell table:style-name="Tabela4.A2" office:value-type="string">
            <text:p text:style-name="P11">VARCHAR(20)</text:p>
          </table:table-cell>
          <table:table-cell table:style-name="Tabela4.A2" office:value-type="string">
            <text:list xml:id="list2779430066889921297" text:style-name="L5">
              <text:list-item>
                <text:p text:style-name="P27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11">DataAdmissao</text:p>
          </table:table-cell>
          <table:table-cell table:style-name="Tabela4.A4" office:value-type="string">
            <text:p text:style-name="P11">Representa a data em que o funcionário foi admitido no estabelecimento</text:p>
          </table:table-cell>
          <table:table-cell table:style-name="Tabela4.A4" office:value-type="string">
            <text:p text:style-name="P11">Date</text:p>
          </table:table-cell>
          <table:table-cell table:style-name="Tabela4.A4" office:value-type="string">
            <text:p text:style-name="P11">Date</text:p>
          </table:table-cell>
          <table:table-cell table:style-name="Tabela4.A4" office:value-type="string">
            <text:list xml:id="list5848927178980459968" text:style-name="L6">
              <text:list-item>
                <text:p text:style-name="P28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11">Salário</text:p>
          </table:table-cell>
          <table:table-cell table:style-name="Tabela4.A5" office:value-type="string">
            <text:p text:style-name="P11">Representa valor atual do salário de funcionários</text:p>
          </table:table-cell>
          <table:table-cell table:style-name="Tabela4.A5" office:value-type="string">
            <text:p text:style-name="P11">REAL</text:p>
          </table:table-cell>
          <table:table-cell table:style-name="Tabela4.A5" office:value-type="string">
            <text:p text:style-name="P11">Números reais positivos</text:p>
          </table:table-cell>
          <table:table-cell table:style-name="Tabela4.A5" office:value-type="string">
            <text:list xml:id="list82438251636891" text:continue-numbering="true" text:style-name="L6">
              <text:list-item>
                <text:p text:style-name="P28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11">Status</text:p>
          </table:table-cell>
          <table:table-cell table:style-name="Tabela4.A2" office:value-type="string">
            <text:p text:style-name="P11">Representa o status do funcionário no estabelecimento, se está ou não efetivo</text:p>
          </table:table-cell>
          <table:table-cell table:style-name="Tabela4.A2" office:value-type="string">
            <text:p text:style-name="P11">VARCHAR(20)</text:p>
          </table:table-cell>
          <table:table-cell table:style-name="Tabela4.A2" office:value-type="string">
            <text:p text:style-name="P11">Efetivo ou Não Efetivo</text:p>
          </table:table-cell>
          <table:table-cell table:style-name="Tabela4.A2" office:value-type="string">
            <text:list xml:id="list4901920173958528176" text:style-name="L7">
              <text:list-item>
                <text:p text:style-name="P29">Não nulo</text:p>
              </text:list-item>
            </text:list>
          </table:table-cell>
        </table:table-row>
      </table:table>
      <text:p text:style-name="P20"/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2"/>
        <text:soft-page-break/>
        <table:table-row table:style-name="Tabela5.1">
          <table:table-cell table:style-name="Tabela5.A1" office:value-type="string">
            <text:p text:style-name="P11">Bairro</text:p>
          </table:table-cell>
          <table:table-cell table:style-name="Tabela5.A1" office:value-type="string">
            <text:p text:style-name="P11">Representa o bairro onde mora o funcionario</text:p>
          </table:table-cell>
          <table:table-cell table:style-name="Tabela5.A1" office:value-type="string">
            <text:p text:style-name="P11">VARCHAR(100)</text:p>
          </table:table-cell>
          <table:table-cell table:style-name="Tabela5.A1" office:value-type="string">
            <text:p text:style-name="P11">VARCHAR(100)</text:p>
          </table:table-cell>
          <table:table-cell table:style-name="Tabela5.A1" office:value-type="string">
            <text:list xml:id="list4737831225007840231" text:style-name="L8">
              <text:list-item>
                <text:p text:style-name="P30">Não nulo</text:p>
              </text:list-item>
            </text:list>
          </table:table-cell>
        </table:table-row>
        <table:table-row>
          <table:table-cell table:style-name="Tabela5.A2" office:value-type="string">
            <text:p text:style-name="P11">Rua</text:p>
          </table:table-cell>
          <table:table-cell table:style-name="Tabela5.A2" office:value-type="string">
            <text:p text:style-name="P11">Representa a rua onde vive o funcionário</text:p>
          </table:table-cell>
          <table:table-cell table:style-name="Tabela5.A2" office:value-type="string">
            <text:p text:style-name="P11">VARCHAR(100)</text:p>
          </table:table-cell>
          <table:table-cell table:style-name="Tabela5.A2" office:value-type="string">
            <text:p text:style-name="P11">VARCHAR(100)</text:p>
          </table:table-cell>
          <table:table-cell table:style-name="Tabela5.A2" office:value-type="string">
            <text:list xml:id="list4485392739717093564" text:style-name="L9">
              <text:list-item>
                <text:p text:style-name="P31">Não nulo</text:p>
              </text:list-item>
            </text:list>
          </table:table-cell>
        </table:table-row>
        <table:table-row>
          <table:table-cell table:style-name="Tabela5.A1" office:value-type="string">
            <text:p text:style-name="P11">Cidade</text:p>
          </table:table-cell>
          <table:table-cell table:style-name="Tabela5.A1" office:value-type="string">
            <text:p text:style-name="P6"><text:span text:style-name="Fonte_20_parág._20_padrão"><text:span text:style-name="T11">Representa a cidade do funcionário</text:span></text:span></text:p>
          </table:table-cell>
          <table:table-cell table:style-name="Tabela5.A1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100)</text:span></text:span></text:p>
          </table:table-cell>
          <table:table-cell table:style-name="Tabela5.A1" office:value-type="string">
            <text:p text:style-name="P11">VARCHAR(100)</text:p>
          </table:table-cell>
          <table:table-cell table:style-name="Tabela5.A1" office:value-type="string">
            <text:list xml:id="list6531351798521006038" text:style-name="L10">
              <text:list-item>
                <text:p text:style-name="P62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7"><text:span text:style-name="Fonte_20_parág._20_padrão"><text:span text:style-name="T7">Tabela 2 – Relação FUNCIONARIO</text:span></text:span></text:p>
      <text:p text:style-name="P12"/>
      <text:p text:style-name="P1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">CLIENTE: Entidade que armazena os dados de um cliente.</text:p>
          </table:table-cell>
        </table:table-row>
      </table:table>
      <text:p text:style-name="P15"/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row>
          <table:table-cell table:style-name="Tabela7.A1" office:value-type="string">
            <text:p text:style-name="P5">Atributo</text:p>
          </table:table-cell>
          <table:table-cell table:style-name="Tabela7.A1" office:value-type="string">
            <text:p text:style-name="P5">Descrição</text:p>
          </table:table-cell>
          <table:table-cell table:style-name="Tabela7.A1" office:value-type="string">
            <text:p text:style-name="P5">Tipo</text:p>
          </table:table-cell>
          <table:table-cell table:style-name="Tabela7.A1" office:value-type="string">
            <text:p text:style-name="P5">Domínio</text:p>
          </table:table-cell>
          <table:table-cell table:style-name="Tabela7.E1" office:value-type="string">
            <text:p text:style-name="P5">Restrição</text:p>
          </table:table-cell>
        </table:table-row>
        <table:table-row>
          <table:table-cell table:style-name="Tabela7.A2" office:value-type="string">
            <text:p text:style-name="P11">CPFPessoa</text:p>
          </table:table-cell>
          <table:table-cell table:style-name="Tabela7.A2" office:value-type="string">
            <text:p text:style-name="P11">Representa o CPF do cliente</text:p>
          </table:table-cell>
          <table:table-cell table:style-name="Tabela7.A2" office:value-type="string">
            <text:p text:style-name="P11">VARCHAR(20)</text:p>
          </table:table-cell>
          <table:table-cell table:style-name="Tabela7.A2" office:value-type="string">
            <text:p text:style-name="P11">VARCHAR(20)</text:p>
          </table:table-cell>
          <table:table-cell table:style-name="Tabela7.A2" office:value-type="string">
            <text:list xml:id="list6657239417618074327" text:style-name="L11">
              <text:list-item>
                <text:p text:style-name="P63"><text:span text:style-name="Fonte_20_parág._20_padrão"><text:span text:style-name="T7">Chave Primária</text:span></text:span></text:p>
              </text:list-item>
            </text:list>
            <text:list xml:id="list6089138910089623806" text:style-name="L12">
              <text:list-item>
                <text:p text:style-name="P32">Chave estrangeira que referencia CPFPessoa na tabela CLIENTE</text:p>
              </text:list-item>
            </text:list>
          </table:table-cell>
        </table:table-row>
        <table:table-row>
          <table:table-cell table:style-name="Tabela7.A2" office:value-type="string">
            <text:p text:style-name="P11">Email</text:p>
          </table:table-cell>
          <table:table-cell table:style-name="Tabela7.A2" office:value-type="string">
            <text:p text:style-name="P11">Representa o email do cliente</text:p>
          </table:table-cell>
          <table:table-cell table:style-name="Tabela7.A2" office:value-type="string">
            <text:p text:style-name="P11">VARCHAR(100)</text:p>
          </table:table-cell>
          <table:table-cell table:style-name="Tabela7.A2" office:value-type="string">
            <text:p text:style-name="P11">VARCHAR(100)</text:p>
          </table:table-cell>
          <table:table-cell table:style-name="Tabela7.A2" office:value-type="string">
            <text:list xml:id="list3941217106160730164" text:style-name="L13">
              <text:list-item>
                <text:p text:style-name="P33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3 </text:span></text:span><text:span text:style-name="Fonte_20_parág._20_padrão"><text:span text:style-name="T10">– Entidade</text:span></text:span><text:span text:style-name="Fonte_20_parág._20_padrão"><text:span text:style-name="T7"> CLIENTE</text:span></text:span></text:p>
      <text:p text:style-name="P17"/>
      <text:p text:style-name="P17"/>
      <text:p text:style-name="P17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5">PAGAMENTO: Relação que armazena dados sobre o pagamento do salário de um funcionário.</text:p>
          </table:table-cell>
        </table:table-row>
      </table:table>
      <text:p text:style-name="P15"/>
      <table:table table:name="Tabela9" table:style-name="Tabela9">
        <table:table-column table:style-name="Tabela9.A" table:number-columns-repeated="2"/>
        <table:table-column table:style-name="Tabela9.C"/>
        <table:table-column table:style-name="Tabela9.A" table:number-columns-repeated="2"/>
        <table:table-row>
          <table:table-cell table:style-name="Tabela9.A1" office:value-type="string">
            <text:p text:style-name="P5">Atributo</text:p>
          </table:table-cell>
          <table:table-cell table:style-name="Tabela9.A1" office:value-type="string">
            <text:p text:style-name="P5">Descrição</text:p>
          </table:table-cell>
          <table:table-cell table:style-name="Tabela9.A1" office:value-type="string">
            <text:p text:style-name="P5">Tipo</text:p>
          </table:table-cell>
          <table:table-cell table:style-name="Tabela9.A1" office:value-type="string">
            <text:p text:style-name="P5">Domínio</text:p>
          </table:table-cell>
          <table:table-cell table:style-name="Tabela9.E1" office:value-type="string">
            <text:p text:style-name="P5">Restrição</text:p>
          </table:table-cell>
        </table:table-row>
        <table:table-row>
          <table:table-cell table:style-name="Tabela9.A2" office:value-type="string">
            <text:p text:style-name="P11">CodPagamento</text:p>
          </table:table-cell>
          <table:table-cell table:style-name="Tabela9.A2" office:value-type="string">
            <text:p text:style-name="P11">Representa o número do código do pagamento do salário</text:p>
          </table:table-cell>
          <table:table-cell table:style-name="Tabela9.A2" office:value-type="string">
            <text:p text:style-name="P11">INT</text:p>
          </table:table-cell>
          <table:table-cell table:style-name="Tabela9.A2" office:value-type="string">
            <text:p text:style-name="P11">Números inteiros positivos</text:p>
          </table:table-cell>
          <table:table-cell table:style-name="Tabela9.A2" office:value-type="string">
            <text:list xml:id="list5472879178209218211" text:style-name="L14">
              <text:list-item>
                <text:p text:style-name="P34">Chave primária</text:p>
              </text:list-item>
              <text:list-item>
                <text:p text:style-name="P34">Chave substituta</text:p>
              </text:list-item>
            </text:list>
          </table:table-cell>
        </table:table-row>
        <table:table-row>
          <table:table-cell table:style-name="Tabela9.A2" office:value-type="string">
            <text:p text:style-name="P11">Funcionario</text:p>
          </table:table-cell>
          <table:table-cell table:style-name="Tabela9.A2" office:value-type="string">
            <text:p text:style-name="P11">Representa o CPF do funcionário que irá receber o pagamento</text:p>
          </table:table-cell>
          <table:table-cell table:style-name="Tabela9.A2" office:value-type="string">
            <text:p text:style-name="P11">VARCHAR(20)</text:p>
          </table:table-cell>
          <table:table-cell table:style-name="Tabela9.A2" office:value-type="string">
            <text:p text:style-name="P11">String(20)</text:p>
          </table:table-cell>
          <table:table-cell table:style-name="Tabela9.A2" office:value-type="string">
            <text:list xml:id="list8833451288967121076" text:style-name="L15">
              <text:list-item>
                <text:p text:style-name="P35">Não nulo</text:p>
              </text:list-item>
              <text:list-item>
                <text:p text:style-name="P35">Chave estrangeira referenciando CPF em Pessoa</text:p>
              </text:list-item>
            </text:list>
          </table:table-cell>
        </table:table-row>
        <table:table-row table:style-name="Tabela9.4">
          <table:table-cell table:style-name="Tabela9.A4" office:value-type="string">
            <text:p text:style-name="P11">Hora</text:p>
          </table:table-cell>
          <table:table-cell table:style-name="Tabela9.A4" office:value-type="string">
            <text:p text:style-name="P6"><text:span text:style-name="Fonte_20_parág._20_padrão"><text:span text:style-name="T11">Representa a hora do pagamento</text:span></text:span></text:p>
          </table:table-cell>
          <table:table-cell table:style-name="Tabela9.A4" office:value-type="string">
            <text:p text:style-name="P18">Time</text:p>
          </table:table-cell>
          <table:table-cell table:style-name="Tabela9.A4" office:value-type="string">
            <text:p text:style-name="P18">Time</text:p>
          </table:table-cell>
          <table:table-cell table:style-name="Tabela9.A4" office:value-type="string">
            <text:list xml:id="list3486030825036388854" text:style-name="L16">
              <text:list-item>
                <text:p text:style-name="P76">Não nulo</text:p>
              </text:list-item>
            </text:list>
          </table:table-cell>
        </table:table-row>
        <table:table-row>
          <table:table-cell table:style-name="Tabela9.A2" office:value-type="string">
            <text:p text:style-name="P11">CodDespesa</text:p>
          </table:table-cell>
          <table:table-cell table:style-name="Tabela9.A2" office:value-type="string">
            <text:p text:style-name="P6"><text:span text:style-name="Fonte_20_parág._20_padrão"><text:span text:style-name="T7">Representa o número do código da despesa</text:span></text:span><text:span text:style-name="Fonte_20_parág._20_padrão"><text:span text:style-name="T11"> financeira</text:span></text:span></text:p>
          </table:table-cell>
          <table:table-cell table:style-name="Tabela9.A2" office:value-type="string">
            <text:p text:style-name="P11">Int</text:p>
          </table:table-cell>
          <table:table-cell table:style-name="Tabela9.A2" office:value-type="string">
            <text:p text:style-name="P6"><text:span text:style-name="Fonte_20_parág._20_padrão"><text:span text:style-name="T11">Números inteiros positivos</text:span></text:span></text:p>
          </table:table-cell>
          <table:table-cell table:style-name="Tabela9.A2" office:value-type="string">
            <text:list xml:id="list3658240042713268378" text:style-name="L17">
              <text:list-item>
                <text:p text:style-name="P36">Chave Estrangeira referenciando CodDespesa em DESPESA</text:p>
              </text:list-item>
              <text:list-item>
                <text:p text:style-name="P64"><text:soft-page-break/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7"><text:span text:style-name="Fonte_20_parág._20_padrão"><text:span text:style-name="T7">Tabela 4 </text:span></text:span><text:span text:style-name="Fonte_20_parág._20_padrão"><text:span text:style-name="T10">– Entidade</text:span></text:span><text:span text:style-name="Fonte_20_parág._20_padrão"><text:span text:style-name="T7"> SALARIO</text:span></text:span></text:p>
      <text:p text:style-name="P12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">Fornecedor: Entidade que armazena os dados de fornecedores do estabelecimento.</text:p>
          </table:table-cell>
        </table:table-row>
      </table:table>
      <text:p text:style-name="P15"/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 table:number-columns-repeated="2"/>
        <table:table-row>
          <table:table-cell table:style-name="Tabela11.A1" office:value-type="string">
            <text:p text:style-name="P5">Atributo</text:p>
          </table:table-cell>
          <table:table-cell table:style-name="Tabela11.A1" office:value-type="string">
            <text:p text:style-name="P5">Descrição</text:p>
          </table:table-cell>
          <table:table-cell table:style-name="Tabela11.A1" office:value-type="string">
            <text:p text:style-name="P5">Tipo</text:p>
          </table:table-cell>
          <table:table-cell table:style-name="Tabela11.A1" office:value-type="string">
            <text:p text:style-name="P5">Domínio</text:p>
          </table:table-cell>
          <table:table-cell table:style-name="Tabela11.E1" office:value-type="string">
            <text:p text:style-name="P5">Restrição</text:p>
          </table:table-cell>
        </table:table-row>
        <table:table-row>
          <table:table-cell table:style-name="Tabela11.A2" office:value-type="string">
            <text:p text:style-name="P11">CNPJ</text:p>
          </table:table-cell>
          <table:table-cell table:style-name="Tabela11.A2" office:value-type="string">
            <text:p text:style-name="P11">Representa o CNPJ do fornecedor</text:p>
          </table:table-cell>
          <table:table-cell table:style-name="Tabela11.A2" office:value-type="string">
            <text:p text:style-name="P11">VARCHAR(20)</text:p>
          </table:table-cell>
          <table:table-cell table:style-name="Tabela11.A2" office:value-type="string">
            <text:p text:style-name="P11">VARCHAR(20)</text:p>
          </table:table-cell>
          <table:table-cell table:style-name="Tabela11.A2" office:value-type="string">
            <text:list xml:id="list2666101983891156226" text:style-name="L18">
              <text:list-item>
                <text:p text:style-name="P37">Chave Primária</text:p>
              </text:list-item>
            </text:list>
          </table:table-cell>
        </table:table-row>
        <table:table-row>
          <table:table-cell table:style-name="Tabela11.A3" office:value-type="string">
            <text:p text:style-name="P11">Nome</text:p>
          </table:table-cell>
          <table:table-cell table:style-name="Tabela11.A3" office:value-type="string">
            <text:p text:style-name="P11">Representa o nome do fornecedor</text:p>
          </table:table-cell>
          <table:table-cell table:style-name="Tabela11.A3" office:value-type="string">
            <text:p text:style-name="P11">VARCHAR(100)</text:p>
          </table:table-cell>
          <table:table-cell table:style-name="Tabela11.A3" office:value-type="string">
            <text:p text:style-name="P11">VARCHAR(100)</text:p>
          </table:table-cell>
          <table:table-cell table:style-name="Tabela11.A3" office:value-type="string">
            <text:list xml:id="list7392833455330358396" text:style-name="L19">
              <text:list-item>
                <text:p text:style-name="P38">Não nulo</text:p>
              </text:list-item>
            </text:list>
          </table:table-cell>
        </table:table-row>
        <table:table-row table:style-name="Tabela11.4">
          <table:table-cell table:style-name="Tabela11.A2" office:value-type="string">
            <text:p text:style-name="P11">Telefone</text:p>
          </table:table-cell>
          <table:table-cell table:style-name="Tabela11.A2" office:value-type="string">
            <text:p text:style-name="P11">Representa o número de telefone do fornecedor</text:p>
          </table:table-cell>
          <table:table-cell table:style-name="Tabela11.A2" office:value-type="string">
            <text:p text:style-name="P11">VARCHAR(20)</text:p>
          </table:table-cell>
          <table:table-cell table:style-name="Tabela11.A2" office:value-type="string">
            <text:p text:style-name="P11">VARCHAR(20)</text:p>
          </table:table-cell>
          <table:table-cell table:style-name="Tabela11.A2" office:value-type="string">
            <text:list xml:id="list1357861961977503508" text:style-name="L20">
              <text:list-item>
                <text:p text:style-name="P39">Não nulo</text:p>
              </text:list-item>
            </text:list>
          </table:table-cell>
        </table:table-row>
      </table:table>
      <text:p text:style-name="P20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11">Cidade</text:p>
          </table:table-cell>
          <table:table-cell table:style-name="Tabela12.A1" office:value-type="string">
            <text:p text:style-name="P11">Representa a cidade onde se encontra o fornecedor</text:p>
          </table:table-cell>
          <table:table-cell table:style-name="Tabela12.A1" office:value-type="string">
            <text:p text:style-name="P11">VARCHAR(50)</text:p>
          </table:table-cell>
          <table:table-cell table:style-name="Tabela12.A1" office:value-type="string">
            <text:p text:style-name="P11">VARCHAR(50)</text:p>
          </table:table-cell>
          <table:table-cell table:style-name="Tabela12.A1" office:value-type="string">
            <text:list xml:id="list2977215920869350423" text:style-name="L21">
              <text:list-item>
                <text:p text:style-name="P40">Não nulo</text:p>
              </text:list-item>
            </text:list>
          </table:table-cell>
        </table:table-row>
        <table:table-row>
          <table:table-cell table:style-name="Tabela12.A2" office:value-type="string">
            <text:p text:style-name="P11">Rua</text:p>
          </table:table-cell>
          <table:table-cell table:style-name="Tabela12.A2" office:value-type="string">
            <text:p text:style-name="P11">Representa a rua onde se encontra o fornecedor</text:p>
          </table:table-cell>
          <table:table-cell table:style-name="Tabela12.A2" office:value-type="string">
            <text:p text:style-name="P11">VARCHAR(100)</text:p>
          </table:table-cell>
          <table:table-cell table:style-name="Tabela12.A2" office:value-type="string">
            <text:p text:style-name="P11">VARCHAR(100)</text:p>
          </table:table-cell>
          <table:table-cell table:style-name="Tabela12.A2" office:value-type="string">
            <text:list xml:id="list7831282291262256355" text:style-name="L22">
              <text:list-item>
                <text:p text:style-name="P41">Não nulo</text:p>
              </text:list-item>
            </text:list>
          </table:table-cell>
        </table:table-row>
        <table:table-row table:style-name="Tabela12.3">
          <table:table-cell table:style-name="Tabela12.A1" office:value-type="string">
            <text:p text:style-name="P11">Bairro</text:p>
          </table:table-cell>
          <table:table-cell table:style-name="Tabela12.A1" office:value-type="string">
            <text:p text:style-name="P6"><text:span text:style-name="Fonte_20_parág._20_padrão"><text:span text:style-name="T11">Representa o bairro onde se encontra o fornecedor</text:span></text:span></text:p>
          </table:table-cell>
          <table:table-cell table:style-name="Tabela12.A1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100)</text:span></text:span></text:p>
          </table:table-cell>
          <table:table-cell table:style-name="Tabela12.A1" office:value-type="string">
            <text:p text:style-name="P6"><text:span text:style-name="Fonte_20_parág._20_padrão"><text:span text:style-name="T7">VARCHAR(100)</text:span></text:span></text:p>
          </table:table-cell>
          <table:table-cell table:style-name="Tabela12.A1" office:value-type="string">
            <text:list xml:id="list2603057106185381282" text:style-name="L23">
              <text:list-item>
                <text:p text:style-name="P77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5 </text:span></text:span><text:span text:style-name="Fonte_20_parág._20_padrão"><text:span text:style-name="T10">– Entidade</text:span></text:span><text:span text:style-name="Fonte_20_parág._20_padrão"><text:span text:style-name="T7"> FORNECEDOR</text:span></text:span></text:p>
      <text:p text:style-name="P17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5">Despesa: Entidade que armazena as despesas da loja.</text:p>
          </table:table-cell>
        </table:table-row>
      </table:table>
      <text:p text:style-name="P15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5">Atributo</text:p>
          </table:table-cell>
          <table:table-cell table:style-name="Tabela14.A1" office:value-type="string">
            <text:p text:style-name="P5">Descrição</text:p>
          </table:table-cell>
          <table:table-cell table:style-name="Tabela14.A1" office:value-type="string">
            <text:p text:style-name="P5">Tipo</text:p>
          </table:table-cell>
          <table:table-cell table:style-name="Tabela14.A1" office:value-type="string">
            <text:p text:style-name="P5">Domínio</text:p>
          </table:table-cell>
          <table:table-cell table:style-name="Tabela14.E1" office:value-type="string">
            <text:p text:style-name="P5">Restrição</text:p>
          </table:table-cell>
        </table:table-row>
        <table:table-row>
          <table:table-cell table:style-name="Tabela14.A2" office:value-type="string">
            <text:p text:style-name="P11">CodDespesa</text:p>
          </table:table-cell>
          <table:table-cell table:style-name="Tabela14.A2" office:value-type="string">
            <text:p text:style-name="P11">Representa o código da despesa</text:p>
          </table:table-cell>
          <table:table-cell table:style-name="Tabela14.A2" office:value-type="string">
            <text:p text:style-name="P11">INT</text:p>
          </table:table-cell>
          <table:table-cell table:style-name="Tabela14.A2" office:value-type="string">
            <text:p text:style-name="P6"><text:span text:style-name="Fonte_20_parág._20_padrão"><text:span text:style-name="T11">Números inteiros positivos</text:span></text:span></text:p>
          </table:table-cell>
          <table:table-cell table:style-name="Tabela14.A2" office:value-type="string">
            <text:list xml:id="list8699392256584818165" text:style-name="L24">
              <text:list-item>
                <text:p text:style-name="P42">Chave Primária</text:p>
              </text:list-item>
              <text:list-item>
                <text:p text:style-name="P65"><text:span text:style-name="Fonte_20_parág._20_padrão"><text:span text:style-name="T11">Chave substituta</text:span></text:span></text:p>
              </text:list-item>
            </text:list>
          </table:table-cell>
        </table:table-row>
        <table:table-row>
          <table:table-cell table:style-name="Tabela14.A3" office:value-type="string">
            <text:p text:style-name="P11">Valor</text:p>
          </table:table-cell>
          <table:table-cell table:style-name="Tabela14.A3" office:value-type="string">
            <text:p text:style-name="P11">Representa o valor total <text:s/>da despesa</text:p>
          </table:table-cell>
          <table:table-cell table:style-name="Tabela14.A3" office:value-type="string">
            <text:p text:style-name="P11">Real</text:p>
          </table:table-cell>
          <table:table-cell table:style-name="Tabela14.A3" office:value-type="string">
            <text:p text:style-name="P11">Números reais positivos</text:p>
          </table:table-cell>
          <table:table-cell table:style-name="Tabela14.A3" office:value-type="string">
            <text:list xml:id="list6405760999984407503" text:style-name="L25">
              <text:list-item>
                <text:p text:style-name="P43">Não nulo</text:p>
              </text:list-item>
            </text:list>
          </table:table-cell>
        </table:table-row>
        <table:table-row table:style-name="Tabela14.4">
          <table:table-cell table:style-name="Tabela14.A2" office:value-type="string">
            <text:p text:style-name="P11">Data</text:p>
          </table:table-cell>
          <table:table-cell table:style-name="Tabela14.A2" office:value-type="string">
            <text:p text:style-name="P11">Representa a data em que a despesa aconteceu</text:p>
          </table:table-cell>
          <table:table-cell table:style-name="Tabela14.A2" office:value-type="string">
            <text:p text:style-name="P11">Date</text:p>
          </table:table-cell>
          <table:table-cell table:style-name="Tabela14.A2" office:value-type="string">
            <text:p text:style-name="P11">Date</text:p>
          </table:table-cell>
          <table:table-cell table:style-name="Tabela14.A2" office:value-type="string">
            <text:list xml:id="list8558617499613186480" text:style-name="L26">
              <text:list-item>
                <text:p text:style-name="P44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6 </text:span></text:span><text:span text:style-name="Fonte_20_parág._20_padrão"><text:span text:style-name="T10">– Entidade DESPESA</text:span></text:span></text:p>
      <text:p text:style-name="P17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5">Compra: Entidade que armazena dados de uma compra.</text:p>
          </table:table-cell>
        </table:table-row>
      </table:table>
      <text:p text:style-name="P15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5">Atributo</text:p>
          </table:table-cell>
          <table:table-cell table:style-name="Tabela16.A1" office:value-type="string">
            <text:p text:style-name="P5">Descrição</text:p>
          </table:table-cell>
          <table:table-cell table:style-name="Tabela16.A1" office:value-type="string">
            <text:p text:style-name="P5">Tipo</text:p>
          </table:table-cell>
          <table:table-cell table:style-name="Tabela16.A1" office:value-type="string">
            <text:p text:style-name="P5">Domínio</text:p>
          </table:table-cell>
          <table:table-cell table:style-name="Tabela16.E1" office:value-type="string">
            <text:p text:style-name="P5">Restrição</text:p>
          </table:table-cell>
        </table:table-row>
        <table:table-row>
          <table:table-cell table:style-name="Tabela16.A2" office:value-type="string">
            <text:p text:style-name="P11">CodCompra</text:p>
          </table:table-cell>
          <table:table-cell table:style-name="Tabela16.A2" office:value-type="string">
            <text:p text:style-name="P11">Representa o código da compra</text:p>
          </table:table-cell>
          <table:table-cell table:style-name="Tabela16.A2" office:value-type="string">
            <text:p text:style-name="P11">INT</text:p>
          </table:table-cell>
          <table:table-cell table:style-name="Tabela16.A2" office:value-type="string">
            <text:p text:style-name="P6"><text:span text:style-name="Fonte_20_parág._20_padrão"><text:span text:style-name="T11">Números inteiros positivos</text:span></text:span></text:p>
          </table:table-cell>
          <table:table-cell table:style-name="Tabela16.A2" office:value-type="string">
            <text:list xml:id="list7145089270874816047" text:style-name="L27">
              <text:list-item>
                <text:p text:style-name="P45">Chave Primária</text:p>
              </text:list-item>
              <text:list-item>
                <text:p text:style-name="P45">Chave substituta</text:p>
              </text:list-item>
            </text:list>
          </table:table-cell>
        </table:table-row>
        <table:table-row>
          <table:table-cell table:style-name="Tabela16.A2" office:value-type="string">
            <text:p text:style-name="P11">Fornecedor</text:p>
          </table:table-cell>
          <table:table-cell table:style-name="Tabela16.A2" office:value-type="string">
            <text:p text:style-name="P11">Representa o CNPJ do fornecedor</text:p>
          </table:table-cell>
          <table:table-cell table:style-name="Tabela16.A2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20)</text:span></text:span></text:p>
          </table:table-cell>
          <table:table-cell table:style-name="Tabela16.A2" office:value-type="string">
            <text:p text:style-name="P11">VARCHAR(20)</text:p>
          </table:table-cell>
          <table:table-cell table:style-name="Tabela16.A2" office:value-type="string">
            <text:list xml:id="list2278503087893857467" text:style-name="L28">
              <text:list-item>
                <text:p text:style-name="P46">Chave Estrangeira representan<text:soft-page-break/>do NOME em FORNECEDOR</text:p>
              </text:list-item>
            </text:list>
            <text:list xml:id="list2538718723565743928" text:style-name="L29">
              <text:list-item>
                <text:p text:style-name="P66"><text:span text:style-name="Fonte_20_parág._20_padrão"><text:span text:style-name="T11">Não nulo</text:span></text:span></text:p>
              </text:list-item>
            </text:list>
          </table:table-cell>
        </table:table-row>
        <table:table-row table:style-name="Tabela16.4">
          <table:table-cell table:style-name="Tabela16.A4" office:value-type="string">
            <text:p text:style-name="P11">Hora</text:p>
          </table:table-cell>
          <table:table-cell table:style-name="Tabela16.A4" office:value-type="string">
            <text:p text:style-name="P6"><text:span text:style-name="Fonte_20_parág._20_padrão"><text:span text:style-name="T11">Representa a hora da compra</text:span></text:span></text:p>
          </table:table-cell>
          <table:table-cell table:style-name="Tabela16.A4" office:value-type="string">
            <text:p text:style-name="P18">Time</text:p>
          </table:table-cell>
          <table:table-cell table:style-name="Tabela16.A4" office:value-type="string">
            <text:p text:style-name="P18">Time</text:p>
          </table:table-cell>
          <table:table-cell table:style-name="Tabela16.A4" office:value-type="string">
            <text:list xml:id="list6687776597611125608" text:style-name="L30">
              <text:list-item>
                <text:p text:style-name="P78">Não nulo</text:p>
              </text:list-item>
            </text:list>
          </table:table-cell>
        </table:table-row>
        <table:table-row>
          <table:table-cell table:style-name="Tabela16.A2" office:value-type="string">
            <text:p text:style-name="P11">CodDespesa</text:p>
          </table:table-cell>
          <table:table-cell table:style-name="Tabela16.A2" office:value-type="string">
            <text:p text:style-name="P11">Representa o código da despesa</text:p>
          </table:table-cell>
          <table:table-cell table:style-name="Tabela16.A2" office:value-type="string">
            <text:p text:style-name="P6"><text:span text:style-name="Fonte_20_parág._20_padrão"><text:span text:style-name="T11">Int</text:span></text:span></text:p>
          </table:table-cell>
          <table:table-cell table:style-name="Tabela16.A2" office:value-type="string">
            <text:p text:style-name="P11">Números inteiros positivos</text:p>
          </table:table-cell>
          <table:table-cell table:style-name="Tabela16.A2" office:value-type="string">
            <text:list xml:id="list1598437093479155565" text:style-name="L31">
              <text:list-item>
                <text:p text:style-name="P47">Chave Estrangeira representando CodDespesa em DESPESA</text:p>
              </text:list-item>
              <text:list-item>
                <text:p text:style-name="P67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7"><text:span text:style-name="Fonte_20_parág._20_padrão"><text:span text:style-name="T7">Tabela 7 </text:span></text:span><text:span text:style-name="Fonte_20_parág._20_padrão"><text:span text:style-name="T10">– Entidade COMPRA</text:span></text:span></text:p>
      <text:p text:style-name="P17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5">CompraProduto: Relação que armazena o produto comprado ao fornecedor.</text:p>
          </table:table-cell>
        </table:table-row>
      </table:table>
      <text:p text:style-name="P15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5">Atributo</text:p>
          </table:table-cell>
          <table:table-cell table:style-name="Tabela18.A1" office:value-type="string">
            <text:p text:style-name="P5">Descrição</text:p>
          </table:table-cell>
          <table:table-cell table:style-name="Tabela18.A1" office:value-type="string">
            <text:p text:style-name="P5">Tipo</text:p>
          </table:table-cell>
          <table:table-cell table:style-name="Tabela18.A1" office:value-type="string">
            <text:p text:style-name="P5">Domínio</text:p>
          </table:table-cell>
          <table:table-cell table:style-name="Tabela18.E1" office:value-type="string">
            <text:p text:style-name="P5">Restrição</text:p>
          </table:table-cell>
        </table:table-row>
        <table:table-row>
          <table:table-cell table:style-name="Tabela18.A2" office:value-type="string">
            <text:p text:style-name="P11">CodProduto</text:p>
          </table:table-cell>
          <table:table-cell table:style-name="Tabela18.A2" office:value-type="string">
            <text:p text:style-name="P11">Representa o código do produto</text:p>
          </table:table-cell>
          <table:table-cell table:style-name="Tabela18.A2" office:value-type="string">
            <text:p text:style-name="P11">Int</text:p>
          </table:table-cell>
          <table:table-cell table:style-name="Tabela18.A2" office:value-type="string">
            <text:p text:style-name="P11">Números inteiros positivos</text:p>
          </table:table-cell>
          <table:table-cell table:style-name="Tabela18.A2" office:value-type="string">
            <text:list xml:id="list3113392651442937088" text:style-name="L32">
              <text:list-item>
                <text:p text:style-name="P48">Chave Estrangeira referenciando CODIGO em PRODUTO</text:p>
              </text:list-item>
            </text:list>
            <text:list xml:id="list7485526547513864156" text:style-name="L33">
              <text:list-item>
                <text:p text:style-name="P68"><text:span text:style-name="Fonte_20_parág._20_padrão"><text:span text:style-name="T11">Forma a chave primária junto com CodCompra</text:span></text:span></text:p>
              </text:list-item>
            </text:list>
          </table:table-cell>
        </table:table-row>
        <table:table-row table:style-name="Tabela18.3">
          <table:table-cell table:style-name="Tabela18.A3" office:value-type="string">
            <text:p text:style-name="P11">CodCompra</text:p>
          </table:table-cell>
          <table:table-cell table:style-name="Tabela18.A3" office:value-type="string">
            <text:p text:style-name="P11">Representa o código da compra</text:p>
          </table:table-cell>
          <table:table-cell table:style-name="Tabela18.A3" office:value-type="string">
            <text:p text:style-name="P6"><text:span text:style-name="Fonte_20_parág._20_padrão"><text:span text:style-name="T11">Int</text:span></text:span></text:p>
          </table:table-cell>
          <table:table-cell table:style-name="Tabela18.A3" office:value-type="string">
            <text:p text:style-name="P11">Números inteiros positivos</text:p>
          </table:table-cell>
          <table:table-cell table:style-name="Tabela18.A3" office:value-type="string">
            <text:list xml:id="list4065652207770025256" text:style-name="L34">
              <text:list-item>
                <text:p text:style-name="P49">Chave Estrangeira referenciando CodCompra em COMPRA</text:p>
              </text:list-item>
            </text:list>
            <text:list xml:id="list1328378346975380762" text:style-name="L35">
              <text:list-item>
                <text:p text:style-name="P69"><text:span text:style-name="Fonte_20_parág._20_padrão"><text:span text:style-name="T11">Não nulo</text:span></text:span></text:p>
              </text:list-item>
            </text:list>
            <text:list xml:id="list6352849330241752973" text:style-name="L36">
              <text:list-item>
                <text:p text:style-name="P79">Forma a chave primária junto com CodProduto</text:p>
              </text:list-item>
            </text:list>
          </table:table-cell>
        </table:table-row>
        <table:table-row table:style-name="Tabela18.3">
          <table:table-cell table:style-name="Tabela18.A4" office:value-type="string">
            <text:p text:style-name="P11">Quantidade</text:p>
          </table:table-cell>
          <table:table-cell table:style-name="Tabela18.A4" office:value-type="string">
            <text:p text:style-name="P11">Reepresenta a quantidade de itens comprados</text:p>
          </table:table-cell>
          <table:table-cell table:style-name="Tabela18.A4" office:value-type="string">
            <text:p text:style-name="P6"><text:span text:style-name="Fonte_20_parág._20_padrão"><text:span text:style-name="T11">Int</text:span></text:span></text:p>
          </table:table-cell>
          <table:table-cell table:style-name="Tabela18.A4" office:value-type="string">
            <text:p text:style-name="P11">Int</text:p>
          </table:table-cell>
          <table:table-cell table:style-name="Tabela18.A4" office:value-type="string">
            <text:list xml:id="list6362411177791823070" text:style-name="L37">
              <text:list-item>
                <text:p text:style-name="P50">Não nulo</text:p>
              </text:list-item>
            </text:list>
          </table:table-cell>
        </table:table-row>
        <text:soft-page-break/>
        <table:table-row table:style-name="Tabela18.3">
          <table:table-cell table:style-name="Tabela18.A4" office:value-type="string">
            <text:p text:style-name="P11">PrecoUnitario</text:p>
          </table:table-cell>
          <table:table-cell table:style-name="Tabela18.A4" office:value-type="string">
            <text:p text:style-name="P11">Representa o preço de cada unidade comprada</text:p>
          </table:table-cell>
          <table:table-cell table:style-name="Tabela18.A4" office:value-type="string">
            <text:p text:style-name="P6"><text:span text:style-name="Fonte_20_parág._20_padrão"><text:span text:style-name="T11">Real</text:span></text:span></text:p>
          </table:table-cell>
          <table:table-cell table:style-name="Tabela18.A4" office:value-type="string">
            <text:p text:style-name="P11">Números reais positivos</text:p>
          </table:table-cell>
          <table:table-cell table:style-name="Tabela18.A4" office:value-type="string">
            <text:list xml:id="list8059918700777981699" text:style-name="L38">
              <text:list-item>
                <text:p text:style-name="P51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8 </text:span></text:span><text:span text:style-name="Fonte_20_parág._20_padrão"><text:span text:style-name="T10">– Relação COMPRAPRODUTO</text:span></text:span></text:p>
      <text:p text:style-name="P17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5">Produto: Entidade que armazena os dados de um produto.</text:p>
          </table:table-cell>
        </table:table-row>
      </table:table>
      <text:p text:style-name="P15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5">Atributo</text:p>
          </table:table-cell>
          <table:table-cell table:style-name="Tabela20.A1" office:value-type="string">
            <text:p text:style-name="P5">Descrição</text:p>
          </table:table-cell>
          <table:table-cell table:style-name="Tabela20.A1" office:value-type="string">
            <text:p text:style-name="P5">Tipo</text:p>
          </table:table-cell>
          <table:table-cell table:style-name="Tabela20.A1" office:value-type="string">
            <text:p text:style-name="P5">Domínio</text:p>
          </table:table-cell>
          <table:table-cell table:style-name="Tabela20.E1" office:value-type="string">
            <text:p text:style-name="P5">Restrição</text:p>
          </table:table-cell>
        </table:table-row>
        <table:table-row>
          <table:table-cell table:style-name="Tabela20.A2" office:value-type="string">
            <text:p text:style-name="P11">Código</text:p>
          </table:table-cell>
          <table:table-cell table:style-name="Tabela20.A2" office:value-type="string">
            <text:p text:style-name="P11">Representa o código do produto</text:p>
          </table:table-cell>
          <table:table-cell table:style-name="Tabela20.A2" office:value-type="string">
            <text:p text:style-name="P11">INT</text:p>
          </table:table-cell>
          <table:table-cell table:style-name="Tabela20.A2" office:value-type="string">
            <text:p text:style-name="P11">Números inteiros positivos</text:p>
          </table:table-cell>
          <table:table-cell table:style-name="Tabela20.A2" office:value-type="string">
            <text:list xml:id="list1435749404422222770" text:style-name="L39">
              <text:list-item>
                <text:p text:style-name="P52">Chave Primária</text:p>
              </text:list-item>
            </text:list>
          </table:table-cell>
        </table:table-row>
        <table:table-row>
          <table:table-cell table:style-name="Tabela20.A3" office:value-type="string">
            <text:p text:style-name="P11">Tamanho</text:p>
          </table:table-cell>
          <table:table-cell table:style-name="Tabela20.A3" office:value-type="string">
            <text:p text:style-name="P11">Representa o tamanho do produto comprado</text:p>
          </table:table-cell>
          <table:table-cell table:style-name="Tabela20.A3" office:value-type="string">
            <text:p text:style-name="P11">VARCHAR(5)</text:p>
          </table:table-cell>
          <table:table-cell table:style-name="Tabela20.A3" office:value-type="string">
            <text:p text:style-name="P11">PP, P, M, G, GG ou Único</text:p>
          </table:table-cell>
          <table:table-cell table:style-name="Tabela20.A3" office:value-type="string">
            <text:list xml:id="list3159213625282446150" text:style-name="L40">
              <text:list-item>
                <text:p text:style-name="P53">Não nulo</text:p>
              </text:list-item>
            </text:list>
          </table:table-cell>
        </table:table-row>
        <table:table-row>
          <table:table-cell table:style-name="Tabela20.A2" office:value-type="string">
            <text:p text:style-name="P11">Status</text:p>
          </table:table-cell>
          <table:table-cell table:style-name="Tabela20.A2" office:value-type="string">
            <text:p text:style-name="P6"><text:span text:style-name="Fonte_20_parág._20_padrão"><text:span text:style-name="T11">Representa o status do produto</text:span></text:span></text:p>
          </table:table-cell>
          <table:table-cell table:style-name="Tabela20.A2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12)</text:span></text:span></text:p>
          </table:table-cell>
          <table:table-cell table:style-name="Tabela20.A2" office:value-type="string">
            <text:p text:style-name="P18">Disponível ou Indisponível</text:p>
          </table:table-cell>
          <table:table-cell table:style-name="Tabela20.A2" office:value-type="string">
            <text:list xml:id="list9008201294985681399" text:style-name="L41">
              <text:list-item>
                <text:p text:style-name="P80">Não nulo</text:p>
              </text:list-item>
            </text:list>
          </table:table-cell>
        </table:table-row>
        <table:table-row table:style-name="Tabela20.5">
          <table:table-cell table:style-name="Tabela20.A3" office:value-type="string">
            <text:p text:style-name="P11">Nome</text:p>
          </table:table-cell>
          <table:table-cell table:style-name="Tabela20.A3" office:value-type="string">
            <text:p text:style-name="P6"><text:span text:style-name="Fonte_20_parág._20_padrão"><text:span text:style-name="T11">Representa o nome do produto</text:span></text:span></text:p>
          </table:table-cell>
          <table:table-cell table:style-name="Tabela20.A3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20)</text:span></text:span></text:p>
          </table:table-cell>
          <table:table-cell table:style-name="Tabela20.A3" office:value-type="string">
            <text:p text:style-name="P11">VARCHAR(20)</text:p>
          </table:table-cell>
          <table:table-cell table:style-name="Tabela20.A3" office:value-type="string">
            <text:list xml:id="list3339680655963466406" text:style-name="L42">
              <text:list-item>
                <text:p text:style-name="P70"><text:span text:style-name="Fonte_20_parág._20_padrão"><text:span text:style-name="T11">Não nulo</text:span></text:span></text:p>
              </text:list-item>
            </text:list>
          </table:table-cell>
        </table:table-row>
        <table:table-row>
          <table:table-cell table:style-name="Tabela20.A2" office:value-type="string">
            <text:p text:style-name="P11">PrecoVenda</text:p>
          </table:table-cell>
          <table:table-cell table:style-name="Tabela20.A2" office:value-type="string">
            <text:p text:style-name="P6"><text:span text:style-name="Fonte_20_parág._20_padrão"><text:span text:style-name="T11">Representa o preço atualizado de venda do produto</text:span></text:span></text:p>
          </table:table-cell>
          <table:table-cell table:style-name="Tabela20.A2" office:value-type="string">
            <text:p text:style-name="P18">Real</text:p>
          </table:table-cell>
          <table:table-cell table:style-name="Tabela20.A2" office:value-type="string">
            <text:p text:style-name="P18">Números reais positivos</text:p>
          </table:table-cell>
          <table:table-cell table:style-name="Tabela20.A2" office:value-type="string">
            <text:list xml:id="list7589950118722809766" text:style-name="L43">
              <text:list-item>
                <text:p text:style-name="P81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9 </text:span></text:span><text:span text:style-name="Fonte_20_parág._20_padrão"><text:span text:style-name="T10">– Entidade PRODUTO</text:span></text:span></text:p>
      <text:p text:style-name="P12"/>
      <text:p text:style-name="P1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5">Venda: Entidade que armazena os dados de uma venda.</text:p>
          </table:table-cell>
        </table:table-row>
      </table:table>
      <text:p text:style-name="P15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5">Atributo</text:p>
          </table:table-cell>
          <table:table-cell table:style-name="Tabela22.A1" office:value-type="string">
            <text:p text:style-name="P5">Descrição</text:p>
          </table:table-cell>
          <table:table-cell table:style-name="Tabela22.A1" office:value-type="string">
            <text:p text:style-name="P5">Tipo</text:p>
          </table:table-cell>
          <table:table-cell table:style-name="Tabela22.A1" office:value-type="string">
            <text:p text:style-name="P5">Domínio</text:p>
          </table:table-cell>
          <table:table-cell table:style-name="Tabela22.E1" office:value-type="string">
            <text:p text:style-name="P5">Restrição</text:p>
          </table:table-cell>
        </table:table-row>
        <table:table-row>
          <table:table-cell table:style-name="Tabela22.A2" office:value-type="string">
            <text:p text:style-name="P11">CodVenda</text:p>
          </table:table-cell>
          <table:table-cell table:style-name="Tabela22.A2" office:value-type="string">
            <text:p text:style-name="P11">Representa o código da venda</text:p>
          </table:table-cell>
          <table:table-cell table:style-name="Tabela22.A2" office:value-type="string">
            <text:p text:style-name="P11">INT</text:p>
          </table:table-cell>
          <table:table-cell table:style-name="Tabela22.A2" office:value-type="string">
            <text:p text:style-name="P11">Números inteiros positivos</text:p>
          </table:table-cell>
          <table:table-cell table:style-name="Tabela22.A2" office:value-type="string">
            <text:list xml:id="list6923011137026332834" text:style-name="L44">
              <text:list-item>
                <text:p text:style-name="P54">Chave Primária</text:p>
              </text:list-item>
              <text:list-item>
                <text:p text:style-name="P54">Chave Substituta</text:p>
              </text:list-item>
            </text:list>
          </table:table-cell>
        </table:table-row>
        <table:table-row>
          <table:table-cell table:style-name="Tabela22.A2" office:value-type="string">
            <text:p text:style-name="P11">Hora</text:p>
          </table:table-cell>
          <table:table-cell table:style-name="Tabela22.A2" office:value-type="string">
            <text:p text:style-name="P6"><text:span text:style-name="Fonte_20_parág._20_padrão"><text:span text:style-name="T11">Representa a hora em <text:s/>que a venda foi realizada</text:span></text:span></text:p>
          </table:table-cell>
          <table:table-cell table:style-name="Tabela22.A2" office:value-type="string">
            <text:p text:style-name="P18">Time</text:p>
          </table:table-cell>
          <table:table-cell table:style-name="Tabela22.A2" office:value-type="string">
            <text:p text:style-name="P18">Time</text:p>
          </table:table-cell>
          <table:table-cell table:style-name="Tabela22.A2" office:value-type="string">
            <text:list xml:id="list113863615876899470" text:style-name="L45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11">Funcionario</text:p>
          </table:table-cell>
          <table:table-cell table:style-name="Tabela22.A2" office:value-type="string">
            <text:p text:style-name="P6"><text:span text:style-name="Fonte_20_parág._20_padrão"><text:span text:style-name="T11">Representa o CPF do funcionário</text:span></text:span></text:p>
          </table:table-cell>
          <table:table-cell table:style-name="Tabela22.A2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20)</text:span></text:span></text:p>
          </table:table-cell>
          <table:table-cell table:style-name="Tabela22.A2" office:value-type="string">
            <text:p text:style-name="P11">VARCHAR(20)</text:p>
          </table:table-cell>
          <table:table-cell table:style-name="Tabela22.A2" office:value-type="string">
            <text:list xml:id="list8798715999409423091" text:style-name="L46">
              <text:list-item>
                <text:p text:style-name="P71"><text:span text:style-name="Fonte_20_parág._20_padrão"><text:span text:style-name="T11">Não nulo</text:span></text:span></text:p>
              </text:list-item>
              <text:list-item>
                <text:p text:style-name="P83">Chave estrangeira referenciando o CPF do funcionário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1">Cliente</text:p>
          </table:table-cell>
          <table:table-cell table:style-name="Tabela22.A5" office:value-type="string">
            <text:p text:style-name="P6"><text:span text:style-name="Fonte_20_parág._20_padrão"><text:span text:style-name="T11">Representa o CPF do cliente</text:span></text:span></text:p>
          </table:table-cell>
          <table:table-cell table:style-name="Tabela22.A5" office:value-type="string">
            <text:p text:style-name="P6"><text:span text:style-name="Fonte_20_parág._20_padrão"><text:span text:style-name="T7">VARCHAR</text:span></text:span><text:span text:style-name="Fonte_20_parág._20_padrão"><text:span text:style-name="T11">(20)</text:span></text:span></text:p>
          </table:table-cell>
          <table:table-cell table:style-name="Tabela22.A5" office:value-type="string">
            <text:p text:style-name="P11">VARCHAR(20)</text:p>
          </table:table-cell>
          <table:table-cell table:style-name="Tabela22.A5" office:value-type="string">
            <text:list xml:id="list6923862015158688843" text:style-name="L47">
              <text:list-item>
                <text:p text:style-name="P72"><text:span text:style-name="Fonte_20_parág._20_padrão"><text:span text:style-name="T11">Não nulo</text:span></text:span></text:p>
              </text:list-item>
              <text:list-item>
                <text:p text:style-name="P84">Chave estrangeira que referencia CPF do cliente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1">CodEntrada</text:p>
          </table:table-cell>
          <table:table-cell table:style-name="Tabela22.A5" office:value-type="string">
            <text:p text:style-name="P6"><text:span text:style-name="Fonte_20_parág._20_padrão"><text:span text:style-name="T11">Representa o código da entrada</text:span></text:span></text:p>
          </table:table-cell>
          <table:table-cell table:style-name="Tabela22.A5" office:value-type="string">
            <text:p text:style-name="P18">Int</text:p>
          </table:table-cell>
          <table:table-cell table:style-name="Tabela22.A5" office:value-type="string">
            <text:p text:style-name="P11">Int</text:p>
          </table:table-cell>
          <table:table-cell table:style-name="Tabela22.A5" office:value-type="string">
            <text:list xml:id="list5407241103291190707" text:style-name="L48">
              <text:list-item>
                <text:p text:style-name="P73"><text:span text:style-name="Fonte_20_parág._20_padrão"><text:span text:style-name="T11">Chave estrangeira </text:span></text:span><text:soft-page-break/><text:span text:style-name="Fonte_20_parág._20_padrão"><text:span text:style-name="T11">que referencia CodEntrada na tabela Entrada</text:span></text:span></text:p>
              </text:list-item>
            </text:list>
          </table:table-cell>
        </table:table-row>
      </table:table>
      <text:p text:style-name="P7"><text:span text:style-name="Fonte_20_parág._20_padrão"><text:span text:style-name="T7">Tabela 10 </text:span></text:span><text:span text:style-name="Fonte_20_parág._20_padrão"><text:span text:style-name="T10">– Entidade VENDA</text:span></text:span></text:p>
      <text:p text:style-name="P17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5">VendaProduto: Entidade que armazena os dados da venda de cada produto.</text:p>
          </table:table-cell>
        </table:table-row>
      </table:table>
      <text:p text:style-name="P15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5">Atributo</text:p>
          </table:table-cell>
          <table:table-cell table:style-name="Tabela24.A1" office:value-type="string">
            <text:p text:style-name="P5">Descrição</text:p>
          </table:table-cell>
          <table:table-cell table:style-name="Tabela24.A1" office:value-type="string">
            <text:p text:style-name="P5">Tipo</text:p>
          </table:table-cell>
          <table:table-cell table:style-name="Tabela24.A1" office:value-type="string">
            <text:p text:style-name="P5">Domínio</text:p>
          </table:table-cell>
          <table:table-cell table:style-name="Tabela24.E1" office:value-type="string">
            <text:p text:style-name="P5">Restrição</text:p>
          </table:table-cell>
        </table:table-row>
        <table:table-row>
          <table:table-cell table:style-name="Tabela24.A2" office:value-type="string">
            <text:p text:style-name="P11">CodVenda</text:p>
          </table:table-cell>
          <table:table-cell table:style-name="Tabela24.A2" office:value-type="string">
            <text:p text:style-name="P11">Representa o código da venda</text:p>
          </table:table-cell>
          <table:table-cell table:style-name="Tabela24.A2" office:value-type="string">
            <text:p text:style-name="P11">INT</text:p>
          </table:table-cell>
          <table:table-cell table:style-name="Tabela24.A2" office:value-type="string">
            <text:p text:style-name="P11">Números inteiros positivos</text:p>
          </table:table-cell>
          <table:table-cell table:style-name="Tabela24.A2" office:value-type="string">
            <text:list xml:id="list3714900555282204742" text:style-name="L49">
              <text:list-item>
                <text:p text:style-name="P55">Chave estrangeira referenciando CodVenda na tabela VENDA</text:p>
              </text:list-item>
            </text:list>
            <text:list xml:id="list5394498136174085091" text:style-name="L50">
              <text:list-item>
                <text:p text:style-name="P56">Forma a chave primária, junto com CodProduto</text:p>
              </text:list-item>
            </text:list>
          </table:table-cell>
        </table:table-row>
        <table:table-row>
          <table:table-cell table:style-name="Tabela24.A2" office:value-type="string">
            <text:p text:style-name="P11">CodProduto</text:p>
          </table:table-cell>
          <table:table-cell table:style-name="Tabela24.A2" office:value-type="string">
            <text:p text:style-name="P6"><text:span text:style-name="Fonte_20_parág._20_padrão"><text:span text:style-name="T11">Representa o código do produto</text:span></text:span></text:p>
          </table:table-cell>
          <table:table-cell table:style-name="Tabela24.A2" office:value-type="string">
            <text:p text:style-name="P18">INT</text:p>
          </table:table-cell>
          <table:table-cell table:style-name="Tabela24.A2" office:value-type="string">
            <text:p text:style-name="P18">INT</text:p>
          </table:table-cell>
          <table:table-cell table:style-name="Tabela24.A2" office:value-type="string">
            <text:list xml:id="list8400426580142508391" text:style-name="L51">
              <text:list-item>
                <text:p text:style-name="P85">Chave estrangeira referenciando Codigo na tabela PRODUTO</text:p>
              </text:list-item>
              <text:list-item>
                <text:p text:style-name="P85">Forma a chave primária, junto com CodVenda</text:p>
              </text:list-item>
            </text:list>
          </table:table-cell>
        </table:table-row>
        <table:table-row>
          <table:table-cell table:style-name="Tabela24.A4" office:value-type="string">
            <text:p text:style-name="P11">Quantidade</text:p>
          </table:table-cell>
          <table:table-cell table:style-name="Tabela24.A4" office:value-type="string">
            <text:p text:style-name="P6"><text:span text:style-name="Fonte_20_parág._20_padrão"><text:span text:style-name="T11">Representa a quantidade de produtos vendidos</text:span></text:span></text:p>
          </table:table-cell>
          <table:table-cell table:style-name="Tabela24.A4" office:value-type="string">
            <text:p text:style-name="P18">Int</text:p>
          </table:table-cell>
          <table:table-cell table:style-name="Tabela24.A4" office:value-type="string">
            <text:p text:style-name="P11">Int</text:p>
          </table:table-cell>
          <table:table-cell table:style-name="Tabela24.A4" office:value-type="string">
            <text:list xml:id="list4107712335851842351" text:style-name="L52">
              <text:list-item>
                <text:p text:style-name="P74"><text:span text:style-name="Fonte_20_parág._20_padrão"><text:span text:style-name="T11">Não nulo</text:span></text:span></text:p>
              </text:list-item>
            </text:list>
            <text:p text:style-name="P18"/>
          </table:table-cell>
        </table:table-row>
        <table:table-row>
          <table:table-cell table:style-name="Tabela24.A4" office:value-type="string">
            <text:p text:style-name="P11">PrecoUnitario</text:p>
          </table:table-cell>
          <table:table-cell table:style-name="Tabela24.A4" office:value-type="string">
            <text:p text:style-name="P6"><text:span text:style-name="Fonte_20_parág._20_padrão"><text:span text:style-name="T11">Representa o preço de cada unidade do produto</text:span></text:span></text:p>
          </table:table-cell>
          <table:table-cell table:style-name="Tabela24.A4" office:value-type="string">
            <text:p text:style-name="P18">REAL</text:p>
          </table:table-cell>
          <table:table-cell table:style-name="Tabela24.A4" office:value-type="string">
            <text:p text:style-name="P11">Valores reais positivos</text:p>
          </table:table-cell>
          <table:table-cell table:style-name="Tabela24.A4" office:value-type="string">
            <text:list xml:id="list9064559044280364122" text:style-name="L53">
              <text:list-item>
                <text:p text:style-name="P75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7"><text:span text:style-name="Fonte_20_parág._20_padrão"><text:span text:style-name="T7">Tabela 11 </text:span></text:span><text:span text:style-name="Fonte_20_parág._20_padrão"><text:span text:style-name="T10">– Entidade VENDAPRODUTO</text:span></text:span></text:p>
      <text:p text:style-name="P17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5">Entrada: Entidade que armazena os dados de um produto.</text:p>
          </table:table-cell>
        </table:table-row>
      </table:table>
      <text:p text:style-name="P15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5">Atributo</text:p>
          </table:table-cell>
          <table:table-cell table:style-name="Tabela26.A1" office:value-type="string">
            <text:p text:style-name="P5">Descrição</text:p>
          </table:table-cell>
          <table:table-cell table:style-name="Tabela26.A1" office:value-type="string">
            <text:p text:style-name="P5">Tipo</text:p>
          </table:table-cell>
          <table:table-cell table:style-name="Tabela26.A1" office:value-type="string">
            <text:p text:style-name="P5">Domínio</text:p>
          </table:table-cell>
          <table:table-cell table:style-name="Tabela26.E1" office:value-type="string">
            <text:p text:style-name="P5">Restrição</text:p>
          </table:table-cell>
        </table:table-row>
        <table:table-row>
          <table:table-cell table:style-name="Tabela26.A2" office:value-type="string">
            <text:p text:style-name="P11">CodEntrada</text:p>
          </table:table-cell>
          <table:table-cell table:style-name="Tabela26.A2" office:value-type="string">
            <text:p text:style-name="P11">Representa o código da entrada financeira lançada no sistema</text:p>
          </table:table-cell>
          <table:table-cell table:style-name="Tabela26.A2" office:value-type="string">
            <text:p text:style-name="P11">INT</text:p>
          </table:table-cell>
          <table:table-cell table:style-name="Tabela26.A2" office:value-type="string">
            <text:p text:style-name="P11">Números inteiros positivos</text:p>
          </table:table-cell>
          <table:table-cell table:style-name="Tabela26.A2" office:value-type="string">
            <text:list xml:id="list81562292323488431" text:style-name="L54">
              <text:list-item>
                <text:p text:style-name="P57">Chave Primária</text:p>
              </text:list-item>
              <text:list-item>
                <text:p text:style-name="P57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11">Valor</text:p>
          </table:table-cell>
          <table:table-cell table:style-name="Tabela26.A2" office:value-type="string">
            <text:p text:style-name="P6"><text:span text:style-name="Fonte_20_parág._20_padrão"><text:span text:style-name="T11">Representa o valor total da entrada</text:span></text:span></text:p>
          </table:table-cell>
          <table:table-cell table:style-name="Tabela26.A2" office:value-type="string">
            <text:p text:style-name="P18">Real</text:p>
          </table:table-cell>
          <table:table-cell table:style-name="Tabela26.A2" office:value-type="string">
            <text:p text:style-name="P18">Números inteiros reais</text:p>
          </table:table-cell>
          <table:table-cell table:style-name="Tabela26.A2" office:value-type="string">
            <text:list xml:id="list6324258914321197650" text:style-name="L55">
              <text:list-item>
                <text:p text:style-name="P86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11">Data</text:p>
          </table:table-cell>
          <table:table-cell table:style-name="Tabela26.A4" office:value-type="string">
            <text:p text:style-name="P6"><text:span text:style-name="Fonte_20_parág._20_padrão"><text:span text:style-name="T11">Representa a data em que a entrada foi lançada no sistema</text:span></text:span></text:p>
          </table:table-cell>
          <table:table-cell table:style-name="Tabela26.A4" office:value-type="string">
            <text:p text:style-name="P18">Date</text:p>
          </table:table-cell>
          <table:table-cell table:style-name="Tabela26.A4" office:value-type="string">
            <text:p text:style-name="P18">Date</text:p>
          </table:table-cell>
          <table:table-cell table:style-name="Tabela26.A4" office:value-type="string">
            <text:list xml:id="list7298979186366327975" text:style-name="L56">
              <text:list-item>
                <text:p text:style-name="P87">Não nulo</text:p>
              </text:list-item>
            </text:list>
          </table:table-cell>
        </table:table-row>
      </table:table>
      <text:p text:style-name="P7"><text:soft-page-break/><text:span text:style-name="Fonte_20_parág._20_padrão"><text:span text:style-name="T7">Tabela 12 </text:span></text:span><text:span text:style-name="Fonte_20_parág._20_padrão"><text:span text:style-name="T10">– Entidade ENTRADA</text:span></text:span></text:p>
      <text:p text:style-name="P1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5">CartaoCredito: Entidade que armazena os dados de um produto.</text:p>
          </table:table-cell>
        </table:table-row>
      </table:table>
      <text:p text:style-name="P15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5">Atributo</text:p>
          </table:table-cell>
          <table:table-cell table:style-name="Tabela28.A1" office:value-type="string">
            <text:p text:style-name="P5">Descrição</text:p>
          </table:table-cell>
          <table:table-cell table:style-name="Tabela28.A1" office:value-type="string">
            <text:p text:style-name="P5">Tipo</text:p>
          </table:table-cell>
          <table:table-cell table:style-name="Tabela28.A1" office:value-type="string">
            <text:p text:style-name="P5">Domínio</text:p>
          </table:table-cell>
          <table:table-cell table:style-name="Tabela28.E1" office:value-type="string">
            <text:p text:style-name="P5">Restrição</text:p>
          </table:table-cell>
        </table:table-row>
        <table:table-row>
          <table:table-cell table:style-name="Tabela28.A2" office:value-type="string">
            <text:p text:style-name="P11">Numero</text:p>
          </table:table-cell>
          <table:table-cell table:style-name="Tabela28.A2" office:value-type="string">
            <text:p text:style-name="P11">Representa o número do cartão</text:p>
          </table:table-cell>
          <table:table-cell table:style-name="Tabela28.A2" office:value-type="string">
            <text:p text:style-name="P11">Int</text:p>
          </table:table-cell>
          <table:table-cell table:style-name="Tabela28.A2" office:value-type="string">
            <text:p text:style-name="P11">Int</text:p>
          </table:table-cell>
          <table:table-cell table:style-name="Tabela28.A2" office:value-type="string">
            <text:list xml:id="list7793498695997588005" text:style-name="L57">
              <text:list-item>
                <text:p text:style-name="P58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11">Bandeira</text:p>
          </table:table-cell>
          <table:table-cell table:style-name="Tabela28.A3" office:value-type="string">
            <text:p text:style-name="P6"><text:span text:style-name="Fonte_20_parág._20_padrão"><text:span text:style-name="T7">Representa a </text:span></text:span><text:span text:style-name="Fonte_20_parág._20_padrão"><text:span text:style-name="T11"><text:s/>bandeira do cartão usado</text:span></text:span></text:p>
          </table:table-cell>
          <table:table-cell table:style-name="Tabela28.A3" office:value-type="string">
            <text:p text:style-name="P11">VARCHAR(20)</text:p>
          </table:table-cell>
          <table:table-cell table:style-name="Tabela28.A3" office:value-type="string">
            <text:p text:style-name="P11">VARCHAR(20)</text:p>
          </table:table-cell>
          <table:table-cell table:style-name="Tabela28.A3" office:value-type="string">
            <text:list xml:id="list2979950820022899858" text:style-name="L58">
              <text:list-item>
                <text:p text:style-name="P59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13 </text:span></text:span><text:span text:style-name="Fonte_20_parág._20_padrão"><text:span text:style-name="T10">– Entidade CARTAOCREDITO</text:span></text:span></text:p>
      <text:p text:style-name="P1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5">VendaCartao: Entidade que armazena os dados de um produto.</text:p>
          </table:table-cell>
        </table:table-row>
      </table:table>
      <text:p text:style-name="P15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5">Atributo</text:p>
          </table:table-cell>
          <table:table-cell table:style-name="Tabela30.A1" office:value-type="string">
            <text:p text:style-name="P5">Descrição</text:p>
          </table:table-cell>
          <table:table-cell table:style-name="Tabela30.A1" office:value-type="string">
            <text:p text:style-name="P5">Tipo</text:p>
          </table:table-cell>
          <table:table-cell table:style-name="Tabela30.A1" office:value-type="string">
            <text:p text:style-name="P5">Domínio</text:p>
          </table:table-cell>
          <table:table-cell table:style-name="Tabela30.E1" office:value-type="string">
            <text:p text:style-name="P5">Restrição</text:p>
          </table:table-cell>
        </table:table-row>
        <table:table-row>
          <table:table-cell table:style-name="Tabela30.A2" office:value-type="string">
            <text:p text:style-name="P11">NumCartao</text:p>
          </table:table-cell>
          <table:table-cell table:style-name="Tabela30.A2" office:value-type="string">
            <text:p text:style-name="P11">Representa o código do produto</text:p>
          </table:table-cell>
          <table:table-cell table:style-name="Tabela30.A2" office:value-type="string">
            <text:p text:style-name="P11">Int</text:p>
          </table:table-cell>
          <table:table-cell table:style-name="Tabela30.A2" office:value-type="string">
            <text:p text:style-name="P11">Int</text:p>
          </table:table-cell>
          <table:table-cell table:style-name="Tabela30.A2" office:value-type="string">
            <text:list xml:id="list4208709913761423900" text:style-name="L59">
              <text:list-item>
                <text:p text:style-name="P60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11">CodVenda</text:p>
          </table:table-cell>
          <table:table-cell table:style-name="Tabela30.A3" office:value-type="string">
            <text:p text:style-name="P6"><text:span text:style-name="Fonte_20_parág._20_padrão"><text:span text:style-name="T7">Representa o </text:span></text:span><text:span text:style-name="Fonte_20_parág._20_padrão"><text:span text:style-name="T11">código da venda realizada com cartão</text:span></text:span></text:p>
          </table:table-cell>
          <table:table-cell table:style-name="Tabela30.A3" office:value-type="string">
            <text:p text:style-name="P11">Int</text:p>
          </table:table-cell>
          <table:table-cell table:style-name="Tabela30.A3" office:value-type="string">
            <text:p text:style-name="P11">Int</text:p>
          </table:table-cell>
          <table:table-cell table:style-name="Tabela30.A3" office:value-type="string">
            <text:list xml:id="list1291952376387452256" text:style-name="L60">
              <text:list-item>
                <text:p text:style-name="P61">Não nulo</text:p>
              </text:list-item>
              <text:list-item>
                <text:p text:style-name="P61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11">NumParcelas</text:p>
          </table:table-cell>
          <table:table-cell table:style-name="Tabela30.A2" office:value-type="string">
            <text:p text:style-name="P6"><text:span text:style-name="Fonte_20_parág._20_padrão"><text:span text:style-name="T11">Representa o número de parcelas</text:span></text:span></text:p>
          </table:table-cell>
          <table:table-cell table:style-name="Tabela30.A2" office:value-type="string">
            <text:p text:style-name="P18">Int</text:p>
          </table:table-cell>
          <table:table-cell table:style-name="Tabela30.A2" office:value-type="string">
            <text:p text:style-name="P18">Números inteiros positivos</text:p>
          </table:table-cell>
          <table:table-cell table:style-name="Tabela30.A2" office:value-type="string">
            <text:list xml:id="list264086304508206744" text:style-name="L61">
              <text:list-item>
                <text:p text:style-name="P88">Não nulo</text:p>
              </text:list-item>
            </text:list>
          </table:table-cell>
        </table:table-row>
      </table:table>
      <text:p text:style-name="P7"><text:span text:style-name="Fonte_20_parág._20_padrão"><text:span text:style-name="T7">Tabela 14 </text:span></text:span><text:span text:style-name="Fonte_20_parág._20_padrão"><text:span text:style-name="T10">– Entidade VENDACARTAO</text:span></text:span></text:p>
      <text:p text:style-name="P10"/>
      <text:p text:style-name="P4">4 Modelo Físico</text:p>
      <text:p text:style-name="P4">4.1 Scripts SQL</text:p>
      <text:p text:style-name="P10"/>
      <text:p text:style-name="P90">Criando relação Pessoa</text:p>
      <text:p text:style-name="P10">CREATE TABLE Pessoa(</text:p>
      <text:p text:style-name="P10"><text:tab/>cpf VARCHAR(20),</text:p>
      <text:p text:style-name="P10"><text:tab/>nome VARCHAR(100) NOT NULL,</text:p>
      <text:p text:style-name="P10"><text:tab/>telefone VARCHAR(20) NOT NULL,</text:p>
      <text:p text:style-name="P10"><text:tab/>CONSTRAINT PKPessoa PRIMARY KEY(cpf)</text:p>
      <text:p text:style-name="P10"><text:tab/>);</text:p>
      <text:p text:style-name="P10"/>
      <text:p text:style-name="P90">Criando a relação Funcionario</text:p>
      <text:p text:style-name="P10"><text:tab/>CREATE TABLE Funcionario(</text:p>
      <text:p text:style-name="P10"><text:tab/>cpfPessoa VARCHAR(20),</text:p>
      <text:p text:style-name="P10"><text:tab/>cargo VARCHAR(20) NOT NULL,</text:p>
      <text:p text:style-name="P10"><text:tab/>dataAdmissao DATE NOT NULL,</text:p>
      <text:p text:style-name="P10"><text:tab/>salario REAL NOT NULL,</text:p>
      <text:p text:style-name="P10"><text:tab/>status VARCHAR(20) NOT NULL,</text:p>
      <text:p text:style-name="P10"><text:tab/>bairro VARCHAR(100) NOT NULL,<text:tab/></text:p>
      <text:p text:style-name="P10"><text:tab/>rua VARCHAR(100) NOT NULL,</text:p>
      <text:p text:style-name="P10"><text:tab/>cidade VARCHAR(100) NOT NULL,</text:p>
      <text:p text:style-name="P10"><text:tab/>CONSTRAINT SalarioPositivo CHECK(salario&gt;0),</text:p>
      <text:p text:style-name="P10"><text:tab/>CONSTRAINT PKFuncionario PRIMARY KEY (cpfPessoa),</text:p>
      <text:p text:style-name="P10"><text:soft-page-break/><text:tab/>CONSTRAINT FKFuncionario FOREIGN KEY (cpfPessoa) REFERENCES Pessoa(CPF)</text:p>
      <text:p text:style-name="P10"><text:tab/>);</text:p>
      <text:p text:style-name="P10"/>
      <text:p text:style-name="P90">Criando a relação Cliente</text:p>
      <text:p text:style-name="P10"><text:tab/>CREATE TABLE Cliente(</text:p>
      <text:p text:style-name="P10"><text:tab/>CPFPessoa VARCHAR(20),</text:p>
      <text:p text:style-name="P10"><text:tab/>email VARCHAR(100) UNIQUE,</text:p>
      <text:p text:style-name="P10"><text:tab/>CONSTRAINT PKCliente PRIMARY KEY(CPFPessoa),</text:p>
      <text:p text:style-name="P10"><text:tab/>CONSTRAINT FKCliente FOREIGN KEY(CPFPessoa) REFERENCES Pessoa(CPF)</text:p>
      <text:p text:style-name="P10"><text:tab/>);</text:p>
      <text:p text:style-name="P10"/>
      <text:p text:style-name="P90">Criando a relação Despesa</text:p>
      <text:p text:style-name="P10"><text:tab/>CREATE TABLE Despesa(</text:p>
      <text:p text:style-name="P10"><text:tab/>CodDespesa INT,</text:p>
      <text:p text:style-name="P10"><text:tab/>Valor REAL NOT NULL,</text:p>
      <text:p text:style-name="P10"><text:tab/>Data DATE NOT NULL,</text:p>
      <text:p text:style-name="P10"><text:tab/>CONSTRAINT PKDespesa PRIMARY KEY(CodDespesa),</text:p>
      <text:p text:style-name="P10"><text:tab/>CONSTRAINT DespPositiva CHECK(Valor&gt;0)</text:p>
      <text:p text:style-name="P10"><text:tab/>);</text:p>
      <text:p text:style-name="P10"/>
      <text:p text:style-name="P90">Criando a relação Pagamento</text:p>
      <text:p text:style-name="P10"><text:tab/>CREATE TABLE Pagamento(</text:p>
      <text:p text:style-name="P10"><text:tab/>CodPagamento INT,</text:p>
      <text:p text:style-name="P10"><text:s text:c="4"/>Funcionario VARCHAR(20) NOT NULL,</text:p>
      <text:p text:style-name="P10"><text:tab/>Hora TIME NOT NULL,</text:p>
      <text:p text:style-name="P10"><text:tab/>CodDespesa INT NOT NULL,</text:p>
      <text:p text:style-name="P10"><text:tab/>CONSTRAINT PKPagamento PRIMARY KEY(CodPagamento),</text:p>
      <text:p text:style-name="P10"><text:tab/>CONSTRAINT FK1Pagamento FOREIGN KEY(CodDespesa) REFERENCES <text:tab/>Despesa(CodDespesa),</text:p>
      <text:p text:style-name="P10"><text:tab/>CONSTRAINT FK2Pagamento FOREIGN KEY(Funcionario) REFERENCES Pessoa(CPF)</text:p>
      <text:p text:style-name="P10"><text:tab/>);</text:p>
      <text:p text:style-name="P10"/>
      <text:p text:style-name="P90">Criando a relação Fornecedor</text:p>
      <text:p text:style-name="P10"><text:tab/>CREATE TABLE Fornecedor(</text:p>
      <text:p text:style-name="P10"><text:tab/>CNPJ VARCHAR(20),</text:p>
      <text:p text:style-name="P10"><text:tab/>Nome VARCHAR(100) NOT NULL,</text:p>
      <text:p text:style-name="P10"><text:tab/>Telefone VARCHAR(20) NOT NULL,</text:p>
      <text:p text:style-name="P10"><text:tab/>Cidade VARCHAR(50) NOT NULL,</text:p>
      <text:p text:style-name="P10"><text:tab/>Rua VARCHAR(100) NOT NULL,</text:p>
      <text:p text:style-name="P10"><text:tab/>Bairro VARCHAR(100) NOT NULL,</text:p>
      <text:p text:style-name="P10"><text:tab/>CONSTRAINT PKFornecedor PRIMARY KEY(CNPJ)</text:p>
      <text:p text:style-name="P10"><text:tab/>);</text:p>
      <text:p text:style-name="P10"><text:span text:style-name="T3"/></text:p>
      <text:p text:style-name="P10"><text:span text:style-name="T3">Criando a relação Compra</text:span></text:p>
      <text:p text:style-name="P10"><text:tab/>CREATE TABLE Compra(</text:p>
      <text:p text:style-name="P10"><text:tab/>CodCompra INT,</text:p>
      <text:p text:style-name="P10"><text:tab/>Fornecedor VARCHAR(20) NOT NULL,</text:p>
      <text:p text:style-name="P10"><text:tab/>Hora TIME NOT NULL,</text:p>
      <text:p text:style-name="P10"><text:tab/>CodDespesa INT NOT NULL,</text:p>
      <text:p text:style-name="P10"><text:tab/>CONSTRAINT PKCompra PRIMARY KEY (CodCompra),</text:p>
      <text:p text:style-name="P10"><text:tab/>CONSTRAINT FK1Compra FOREIGN KEY(Fornecedor) REFERENCES Fornecedor(CNPJ),</text:p>
      <text:p text:style-name="P10"><text:soft-page-break/><text:tab/>CONSTRAINT FK2Compra FOREIGN KEY(CodDespesa) REFERENCES Despesa(CodDespesa)</text:p>
      <text:p text:style-name="P10"><text:tab/>);</text:p>
      <text:p text:style-name="P10"/>
      <text:p text:style-name="P90">Criando a relação Produto</text:p>
      <text:p text:style-name="P10"><text:tab/>CREATE TABLE Produto(</text:p>
      <text:p text:style-name="P10"><text:tab/>Codigo INT,</text:p>
      <text:p text:style-name="P10"><text:tab/>Tamanho VARCHAR(5) NOT NULL,</text:p>
      <text:p text:style-name="P10"><text:tab/>Status VARCHAR(12) NOT NULL,</text:p>
      <text:p text:style-name="P10"><text:tab/>Nome VARCHAR(20) NOT NULL,</text:p>
      <text:p text:style-name="P10"><text:tab/>PrecoVenda REAL NOT NULL,</text:p>
      <text:p text:style-name="P10"><text:tab/>CONSTRAINT PKProduto PRIMARY KEY (Codigo),</text:p>
      <text:p text:style-name="P10"><text:tab/>CONSTRAINT PrecoPositivo CHECK(PrecoVenda&gt;0)</text:p>
      <text:p text:style-name="P10"><text:tab/>);</text:p>
      <text:p text:style-name="P10"/>
      <text:p text:style-name="P90">Criando a relação CompraProduto</text:p>
      <text:p text:style-name="P10"><text:tab/>CREATE TABLE CompraProduto(</text:p>
      <text:p text:style-name="P10"><text:tab/>CodProduto INT,</text:p>
      <text:p text:style-name="P10"><text:tab/>CodCompra INT,</text:p>
      <text:p text:style-name="P10"><text:tab/>quantidade INT NOT NULL,</text:p>
      <text:p text:style-name="P10"><text:tab/>precoUnitario REAL NOT NULL,</text:p>
      <text:p text:style-name="P10"><text:tab/>CONSTRAINT PKCompraProduto PRIMARY KEY(CodProduto, CodCompra),</text:p>
      <text:p text:style-name="P10"><text:tab/>CONSTRAINT FK1CompraProduto FOREIGN KEY(CodProduto) REFERENCES <text:tab/>Produto(Codigo),</text:p>
      <text:p text:style-name="P10"><text:tab/>CONSTRAINT FK2CompraProduto FOREIGN KEY(CodCompra) REFERENCES <text:tab/>Compra(CodCompra),</text:p>
      <text:p text:style-name="P10"><text:tab/>CONSTRAINT CompraProdutoPositiva CHECK (precoUnitario&gt;0)</text:p>
      <text:p text:style-name="P10"><text:tab/>);</text:p>
      <text:p text:style-name="P10"/>
      <text:p text:style-name="P90">Criando a relação Entrada</text:p>
      <text:p text:style-name="P10"><text:tab/>CREATE TABLE Entrada(</text:p>
      <text:p text:style-name="P10"><text:tab/>CodEntrada INT,</text:p>
      <text:p text:style-name="P10"><text:tab/>Valor REAL NOT NULL,</text:p>
      <text:p text:style-name="P10"><text:tab/>Data DATE NOT NULL,</text:p>
      <text:p text:style-name="P10"><text:tab/>CONSTRAINT PKEntrada PRIMARY KEY (CodEntrada),</text:p>
      <text:p text:style-name="P10"><text:tab/>CONSTRAINT EntradaPositiva CHECK(Valor&gt;0)</text:p>
      <text:p text:style-name="P10"><text:tab/>);</text:p>
      <text:p text:style-name="P10"/>
      <text:p text:style-name="P90">Criando a relação Venda</text:p>
      <text:p text:style-name="P10"><text:tab/>CREATE TABLE Venda(</text:p>
      <text:p text:style-name="P10"><text:tab/>CodVenda INT,</text:p>
      <text:p text:style-name="P10"><text:tab/>Hora TIME NOT NULL,</text:p>
      <text:p text:style-name="P10"><text:tab/>Funcionario VARCHAR(20) NOT NULL,</text:p>
      <text:p text:style-name="P10"><text:tab/>Cliente VARCHAR(20) NOT NULL,</text:p>
      <text:p text:style-name="P10"><text:tab/>codEntrada INT NOT NULL,</text:p>
      <text:p text:style-name="P10"><text:tab/>CONSTRAINT PKVenda PRIMARY KEY(CodVenda),</text:p>
      <text:p text:style-name="P10"><text:tab/>CONSTRAINT FKVenda1 FOREIGN KEY(Funcionario) REFERENCES Pessoa(CPF),</text:p>
      <text:p text:style-name="P10"><text:tab/>CONSTRAINT FKVenda2 FOREIGN KEY(Cliente) REFERENCES Pessoa(CPF),</text:p>
      <text:p text:style-name="P10"><text:tab/>CONSTRAINT FKVenda3 FOREIGN KEY (codEntrada) REFERENCES Entrada(CodEntrada)</text:p>
      <text:p text:style-name="P10"><text:tab/>);</text:p>
      <text:p text:style-name="P10"/>
      <text:p text:style-name="P90"><text:soft-page-break/>Criando a relação VendaProduto</text:p>
      <text:p text:style-name="P10"><text:tab/>CREATE TABLE VendaProduto(</text:p>
      <text:p text:style-name="P10"><text:tab/>CodProduto INT,</text:p>
      <text:p text:style-name="P10"><text:tab/>CodVenda INT,</text:p>
      <text:p text:style-name="P10"><text:tab/>Quantidade INT NOT NULL,</text:p>
      <text:p text:style-name="P10"><text:tab/>precoUnitario REAL NOT NULL,</text:p>
      <text:p text:style-name="P10"><text:tab/>CONSTRAINT PKVendaProduto PRIMARY KEY(CodProduto, CodVenda),</text:p>
      <text:p text:style-name="P10"><text:tab/>CONSTRAINT FK1VendaProduto FOREIGN KEY(CodProduto) REFERENCES <text:tab/>Produto(Codigo),</text:p>
      <text:p text:style-name="P10"><text:tab/>CONSTRAINT FK2VendaProduto FOREIGN KEY(CodVenda) REFERENCES <text:tab/>Venda(CodVenda),</text:p>
      <text:p text:style-name="P10"><text:tab/>CONSTRAINT VendaProdutoPositiva CHECK (precoUnitario&gt;0)</text:p>
      <text:p text:style-name="P10"><text:tab/>);</text:p>
      <text:p text:style-name="P10"/>
      <text:p text:style-name="P10"/>
      <text:p text:style-name="P90">Criando a relação CartaoCredito</text:p>
      <text:p text:style-name="P10"><text:tab/>CREATE TABLE CartaoCredito(</text:p>
      <text:p text:style-name="P10"><text:tab/>Numero VARCHAR(50),</text:p>
      <text:p text:style-name="P10"><text:tab/>Bandeira VARCHAR(20) NOT NULL,</text:p>
      <text:p text:style-name="P10"><text:tab/>CONSTRAINT PKCartaoCredito PRIMARY KEY(Numero)</text:p>
      <text:p text:style-name="P10"><text:tab/>);</text:p>
      <text:p text:style-name="P10"/>
      <text:p text:style-name="P90">Criando a relação VendaCartao</text:p>
      <text:p text:style-name="P10"><text:tab/>CREATE TABLE VendaCartao(</text:p>
      <text:p text:style-name="P10"><text:tab/>NumCartao VARCHAR(50),</text:p>
      <text:p text:style-name="P10"><text:tab/>CodVenda INT NOT NULL,</text:p>
      <text:p text:style-name="P10"><text:tab/>NumParcelas INT NOT NULL,</text:p>
      <text:p text:style-name="Standard"><text:span text:style-name="Fonte_20_parág._20_padrão"><text:span text:style-name="T7"><text:tab/>CONSTRAINT </text:span></text:span><text:span text:style-name="Fonte_20_parág._20_padrão"><text:span text:style-name="T9">PKVendaCartao</text:span></text:span><text:span text:style-name="Fonte_20_parág._20_padrão"><text:span text:style-name="T7"> PRIMARY KEY(NumCartao),</text:span></text:span></text:p>
      <text:p text:style-name="P10"><text:tab/>CONSTRAINT FKVendaCartao1 FOREIGN KEY(NumCartao) REFERENCES <text:tab/>CartaoCredito(Numero),</text:p>
      <text:p text:style-name="P10"><text:tab/>CONSTRAINT FKVendaCartao2 FOREIGN KEY(CodVenda) REFERENCES <text:tab/>Venda(CodVenda)</text:p>
      <text:p text:style-name="P10"><text:tab/>);</text:p>
      <text:p text:style-name="P10"/>
      <text:p text:style-name="P90">Povoamentos</text:p>
      <text:p text:style-name="P90">Povoamento da relação Pessoa</text:p>
      <text:p text:style-name="P10">INSERT INTO Pessoa VALUES('154.288.064-51', 'Teofanes Ferreira', '99123456');</text:p>
      <text:p text:style-name="P10">INSERT INTO Pessoa VALUES('358.947.104-21', 'Milena Carvalho', '98752374');</text:p>
      <text:p text:style-name="P10">INSERT INTO Pessoa VALUES('354.514.294-99', 'Manoel de Sousa', '93098725');</text:p>
      <text:p text:style-name="P10">INSERT INTO Pessoa VALUES('734.042.214-51', 'Amanda Ferreira', '93827460');</text:p>
      <text:p text:style-name="P10">INSERT INTO Pessoa VALUES('559.629.914-60', 'Maria das Graças', '99097162');</text:p>
      <text:p text:style-name="P10">INSERT INTO Pessoa VALUES('695.997.444-54', 'Antonia Lins', '98152674');</text:p>
      <text:p text:style-name="P10">INSERT INTO Pessoa VALUES('690.418.134-62', 'Eduardo Martins', '99523850');</text:p>
      <text:p text:style-name="P10">INSERT INTO Pessoa VALUES('846.101.944-06', 'Ana Isabel dos Santos', '99825556');</text:p>
      <text:p text:style-name="P10">INSERT INTO Pessoa VALUES('146.287.484-38', 'Junior da Silva', '99123499');</text:p>
      <text:p text:style-name="P10">INSERT INTO Pessoa VALUES('819.174.014-18', 'Ricardo Costa', '99553400');</text:p>
      <text:p text:style-name="P10"/>
      <text:p text:style-name="P90">Povoamento da relação Funcionário</text:p>
      <text:p text:style-name="P10">INSERT INTO Funcionario VALUES('846.101.944-06','Caixa','2017-11-10', 954.00, 'Efetivo','JD Oasis','Jose Lira de Menezes','Cajazeiras');</text:p>
      <text:p text:style-name="P10">INSERT INTO Funcionario VALUES('146.287.484-38', 'Vendedor', '2017-07-05', 1050.00, 'Efetivo', 'Centro', 'Bonifácio Moura', 'Cajazeiras');</text:p>
      <text:p text:style-name="P10"><text:soft-page-break/>INSERT INTO Funcionario VALUES('690.418.134-62', 'Faxineiro', '2017-12-01', 954.00, 'Efetivo', 'Centro', '13 de Maio', 'Cajazeiras');</text:p>
      <text:p text:style-name="P10">INSERT INTO Funcionario VALUES('358.947.104-21', 'Vendedor', '2017-08-11', 1200.50, 'Efetivo', 'Centro', 'Bonifácio Moura', 'Cajazeiras');</text:p>
      <text:p text:style-name="P10">INSERT INTO Funcionario VALUES('559.629.914-60', 'Marketing', '2018-08-05', 1500.50, 'Efetivo', 'Centro', 'Bonifácio Moura', 'Cajazeiras');</text:p>
      <text:p text:style-name="P10"/>
      <text:p text:style-name="P90">Povoamento da relação Cliente</text:p>
      <text:p text:style-name="P10">INSERT INTO Cliente VALUES('154.288.064-51', 'teofanesferreira@hotmail.com');</text:p>
      <text:p text:style-name="P10">INSERT INTO Cliente VALUES('354.514.294-99', 'manoeldesousa@hotmail.com');</text:p>
      <text:p text:style-name="P10">INSERT INTO Cliente VALUES('734.042.214-51', 'amandaferrreira@hotmail.com');</text:p>
      <text:p text:style-name="P10">INSERT INTO Cliente VALUES('695.997.444-54', 'antonialins@hotmail.com');</text:p>
      <text:p text:style-name="P10">INSERT INTO Cliente VALUES('819.174.014-18', 'ricardo123@hotmail.com');</text:p>
      <text:p text:style-name="P10"/>
      <text:p text:style-name="P90">Povoamento da relação Despesa</text:p>
      <text:p text:style-name="P10">INSERT INTO Despesa VALUES(1, 954.00, '2017-12-15');</text:p>
      <text:p text:style-name="P10">INSERT INTO Despesa VALUES(2, 1050.00, '2017-08-15');</text:p>
      <text:p text:style-name="P10">INSERT INTO Despesa VALUES(3, 954.00, '2018-01-15');</text:p>
      <text:p text:style-name="P10">INSERT INTO Despesa VALUES(4, 1200.50, '2017-09-15');</text:p>
      <text:p text:style-name="P10">INSERT INTO Despesa VALUES(5, 1500.50, '2018-08-15');</text:p>
      <text:p text:style-name="P10">INSERT INTO Despesa VALUES(6, 2500.00, '2017-11-10');</text:p>
      <text:p text:style-name="P10">INSERT INTO Despesa VALUES(7, 1300.00, '2017-12-10');</text:p>
      <text:p text:style-name="P10">INSERT INTO Despesa VALUES(8, 600.00, '2017-11-09');</text:p>
      <text:p text:style-name="P10">INSERT INTO Despesa VALUES(9, 100.00, '2018-01-10');</text:p>
      <text:p text:style-name="P10">INSERT INTO Despesa VALUES(10, 700.00, '2018-03-10');</text:p>
      <text:p text:style-name="P10"/>
      <text:p text:style-name="P90">Povoamento da relação Pagamento</text:p>
      <text:p text:style-name="P10">INSERT INTO Pagamento VALUES(1, '559.629.014-60', '06:30:35', 1);</text:p>
      <text:p text:style-name="P10">INSERT INTO Pagamento VALUES(2, '358.947.104-21', '12:30:00', 2);</text:p>
      <text:p text:style-name="P10">INSERT INTO Pagamento VALUES(3, '690.418.134-62', '09:20:05', 3);</text:p>
      <text:p text:style-name="P10">INSERT INTO Pagamento VALUES(4, '146.287.484-38', '17:30:00', 4);</text:p>
      <text:p text:style-name="P10">INSERT INTO Pagamento VALUES(5, '846.101.944-06', '10:29:00', 5);</text:p>
      <text:p text:style-name="P10"/>
      <text:p text:style-name="P90">Povoamento da relação Fornecedor</text:p>
      <text:p text:style-name="P10">INSERT INTO Fornecedor VALUES('85.296.634/0001-96', 'Megaduran', '3561-4578', 'Sousa', 'Rua Vitória Alves da Silva', 'Centro');</text:p>
      <text:p text:style-name="P10">INSERT INTO Fornecedor VALUES('64.615.575/0001-00', 'Indivíduo Clothing', '3531-7788', 'Sousa', 'Rua Arquimedes Souto Maior', 'Fagundes Vieira');</text:p>
      <text:p text:style-name="P10">INSERT INTO Fornecedor VALUES('96.531.803/0001-41', 'Gata Selvagem', '3531-3456', 'Juazeiro', 'Rua Barbacena', 'Novo Centro');</text:p>
      <text:p text:style-name="P10">INSERT INTO Fornecedor VALUES('59.547.777/0001-13', 'Geisandre Lingerie', '3561-0978', 'João Pessoa', 'Rua Doutor João Soares', 'Loteamento Ciro Costa');</text:p>
      <text:p text:style-name="P10">INSERT INTO Fornecedor VALUES('74.263.193/0001-00', 'Medson Clothing', '3531-4554', 'João Pessoa', 'Popular Senhor Batista', 'Cidade Nova');</text:p>
      <text:p text:style-name="P10">INSERT INTO Fornecedor VALUES('51.795.917/0001-60', 'Havair’, ‘3561-9976', 'Cajazeiras', 'Martins Monteiro', 'Centro');</text:p>
      <text:p text:style-name="P10"/>
      <text:p text:style-name="P90">Povoamento da relação Compra</text:p>
      <text:p text:style-name="P10">INSERT INTO Compra VALUES(1, '85.296.634/0001-96', '08:50:00', 6);</text:p>
      <text:p text:style-name="P10">INSERT INTO Compra VALUES(2, '64.615.575/0001-00', '09:45:00', 7);</text:p>
      <text:p text:style-name="P10">INSERT INTO Compra VALUES(3, '96.531.803/0001-41', '11:20:00', 8);</text:p>
      <text:p text:style-name="P10">INSERT INTO Compra VALUES(4, '59.547.777/0001-13', '08:23:00', 9);</text:p>
      <text:p text:style-name="P10"><text:soft-page-break/>INSERT INTO Compra VALUES(5, '74.263.193/0001-00', '10:34:00', 10);</text:p>
      <text:p text:style-name="P10"/>
      <text:p text:style-name="P90">Povoamento da relação Produto</text:p>
      <text:p text:style-name="P10">INSERT INTO Produto VALUES(1001234, 'M', 'Disponível', 'Calça Skinny em Sarja', 59.90);</text:p>
      <text:p text:style-name="P10">INSERT INTO Produto VALUES(1001235, 'M', 'Disponível', 'Camisa Branca Mullet', 45.50);</text:p>
      <text:p text:style-name="P10">INSERT INTO Produto VALUES(1001236, 'GG', 'Indisponível', 'Camisa Estampada com Folhagem', 38.90);</text:p>
      <text:p text:style-name="P10">INSERT INTO Produto VALUES(1001237, 'G', 'Disponível', 'Camisa Estampada com Amarração', 55.90);</text:p>
      <text:p text:style-name="P10">INSERT INTO Produto VALUES(1001238, 'P', 'Disponível', 'Calça Mom Jeans', 75.90);</text:p>
      <text:p text:style-name="P10">INSERT INTO Produto VALUES(1001239, 'Único', 'Disponível', 'Jaqueta de Frio Xadrez', 120.00);</text:p>
      <text:p text:style-name="P10">INSERT INTO Produto VALUES(1001240, 'P', 'Indisponível', 'Cropped Azul Marinho', 35.50);</text:p>
      <text:p text:style-name="P10">INSERT INTO Produto VALUES(1001241, 'PP', 'Disponível', 'Vestido Curto Florido', 65.00);</text:p>
      <text:p text:style-name="P10">INSERT INTO Produto VALUES(1001242, 'GG', 'Disponível', 'Bermuda Jeans', 70.50);</text:p>
      <text:p text:style-name="P10">INSERT INTO Produto VALUES(1001243, 'M', 'Disponível', 'Camisa Xadrez', 69.90);</text:p>
      <text:p text:style-name="P10">INSERT INTO Produto VALUES(1001244, 'G', 'Indisponível', 'Camisa The Smiths', 45.50);</text:p>
      <text:p text:style-name="P10">INSERT INTO Produto VALUES(1001245, 'P', 'Disponível', 'Saia Longa Branca', 60.80);</text:p>
      <text:p text:style-name="P10">INSERT INTO Produto VALUES(1001246, 'PP', 'Disponível', 'Camisa Gola V', 60.00);</text:p>
      <text:p text:style-name="P10">INSERT INTO Produto VALUES(1001247, 'M', 'Disponível', 'Bomber Jacket Nasa', 200.00);</text:p>
      <text:p text:style-name="P10">INSERT INTO Produto VALUES(1001248, 'GG', 'Disponível', 'Saia Colegial', 60.00);</text:p>
      <text:p text:style-name="P10">INSERT INTO Produto VALUES(1001249, 'Único', 'Disponível', 'Bikini Listrado', 59.90);</text:p>
      <text:p text:style-name="P10">INSERT INTO Produto VALUES(1001250, 'M', 'Disponível', 'Blusão Estampado', 80.00);</text:p>
      <text:p text:style-name="P10">INSERT INTO Produto VALUES(1001251, 'PP', 'Disponível', 'Camisa Social Preta', 100.00);</text:p>
      <text:p text:style-name="P10">INSERT INTO Produto VALUES(1001252, 'M', 'Disponível', 'Vestido Longo Preto', 200.00);</text:p>
      <text:p text:style-name="P10">INSERT INTO Produto VALUES(1001253, 'G', 'Disponível', 'Short Cintura Alta', 70.60);</text:p>
      <text:p text:style-name="P10"/>
      <text:p text:style-name="P90">Povoamento da relação CompraProduto</text:p>
      <text:p text:style-name="P10">INSERT INTO CompraProduto VALUES(1001253, 1, 45, 55.00);</text:p>
      <text:p text:style-name="P10">INSERT INTO CompraProduto VALUES(1001252, 2, 20, 170.00);</text:p>
      <text:p text:style-name="P10">INSERT INTO CompraProduto VALUES(1001251, 3, 30, 80.00);</text:p>
      <text:p text:style-name="P10">INSERT INTO CompraProduto VALUES(1001250, 4, 12, 60.00);</text:p>
      <text:p text:style-name="P10">INSERT INTO CompraProduto VALUES(1001249, 5, 40, 40.00);</text:p>
      <text:p text:style-name="P10"/>
      <text:p text:style-name="P90">Povoamento da relação Entrada</text:p>
      <text:p text:style-name="P10">INSERT INTO Entrada VALUES(12, 270.60, '2018-08-11');</text:p>
      <text:p text:style-name="P10">INSERT INTO Entrada VALUES(13, 180.00, '2018-08-13');</text:p>
      <text:p text:style-name="P10">INSERT INTO Entrada VALUES(14, 59.90, '2018-08-15');</text:p>
      <text:p text:style-name="P10">INSERT INTO Entrada VALUES(15, 260.00, '2018-08-20');</text:p>
      <text:p text:style-name="P10">INSERT INTO Entrada VALUES(16, 60.00, '2018-09-01');</text:p>
      <text:p text:style-name="P10">INSERT INTO Entrada VALUES(17, 60.80, '2018-09-02');</text:p>
      <text:p text:style-name="P10"/>
      <text:p text:style-name="P90">Povoamento da relação Venda</text:p>
      <text:p text:style-name="P10">INSERT INTO Venda VALUES(33, '11:09:00', '146.287.484-38', '154.288.064-51', 12);</text:p>
      <text:p text:style-name="P10">INSERT INTO Venda VALUES(34, '09:34:55', '146.287.484-38', '354.514.294-99', 13);</text:p>
      <text:p text:style-name="P10">INSERT INTO Venda VALUES(35, '08:23:40', '146.287.484-38', '734.042.214-51', 14);</text:p>
      <text:p text:style-name="P10">INSERT INTO Venda VALUES(36, '15:02:22', '146.287.484-38', '695.997.444-54', 15);</text:p>
      <text:p text:style-name="P10">INSERT INTO Venda VALUES(37, '17:20:00', '358.947.104-21', '695.997.444-54', 16);</text:p>
      <text:p text:style-name="P10">INSERT INTO Venda VALUES(38, '08:10:12', '358.947.104-21', '819.174.014-18', 17);</text:p>
      <text:p text:style-name="P10"/>
      <text:p text:style-name="P90">Povoamento da relação VendaProduto</text:p>
      <text:p text:style-name="P10">INSERT INTO VendaProduto VALUES(1001253, 33, 1, 70.60);</text:p>
      <text:p text:style-name="P10">INSERT INTO VendaProduto VALUES(1001252, 33, 1, 200.00);</text:p>
      <text:p text:style-name="P10"><text:soft-page-break/>INSERT INTO VendaProduto VALUES(1001251, 34, 1, 100.00);</text:p>
      <text:p text:style-name="P10">INSERT INTO VendaProduto VALUES(1001250, 34, 1, 80.00);</text:p>
      <text:p text:style-name="P10">INSERT INTO VendaProduto VALUES(1001249, 33, 1, 59.90);</text:p>
      <text:p text:style-name="P90"/>
      <text:p text:style-name="P90">Povoamento da relação CartaoCredito</text:p>
      <text:p text:style-name="P10">INSERT INTO CartaoCredito VALUES(‘5530330246021173’,'Master Card');</text:p>
      <text:p text:style-name="P10">INSERT INTO CartaoCredito VALUES(‘4312092068980640’, 'Visa');</text:p>
      <text:p text:style-name="P10">INSERT INTO CartaoCredito VALUES(‘6363686632535781’, 'Elo');</text:p>
      <text:p text:style-name="P10">INSERT INTO CartaoCredito VALUES(‘5518757232660489’, 'Master Card');</text:p>
      <text:p text:style-name="P10">INSERT INTO CartaoCredito VALUES(‘4532399086941049’, 'Visa');</text:p>
      <text:p text:style-name="P10"/>
      <text:p text:style-name="P90">Povoamento da relação VendaCartao</text:p>
      <text:p text:style-name="P10">INSERT INTO VendaCartao VALUES(‘5530330246021173’, 33, 3);</text:p>
      <text:p text:style-name="P10">INSERT INTO VendaCartao VALUES(‘4312092068980640’, 34, 2);</text:p>
      <text:p text:style-name="P10">INSERT INTO VendaCartao VALUES(‘6363686632535781’, 35, 2);</text:p>
      <text:p text:style-name="P10">INSERT INTO VendaCartao VALUES(‘5518757232660489’, 36, 2);</text:p>
      <text:p text:style-name="P10">INSERT INTO VendaCartao VALUES(‘4532399086941049’, 37, 2);</text:p>
      <text:p text:style-name="P90"/>
      <text:p text:style-name="P90">Criação de Índices</text:p>
      <text:p text:style-name="P10">CREATE INDEX cpfIndice ON Pessoa(CPF);</text:p>
      <text:p text:style-name="P10">CREATE INDEX cpfFuncionarioIndice ON Funcionario(CPFPessoa);</text:p>
      <text:p text:style-name="P10">CREATE INDEX cpfClienteIndice ON Cliente(CPFPessoa);</text:p>
      <text:p text:style-name="P10">CREATE INDEX codSalarioIndice ON Pagamento(Codpagamento);</text:p>
      <text:p text:style-name="P10">CREATE INDEX cnpjFornecedorIndice ON Fornecedor(CNPJ);</text:p>
      <text:p text:style-name="P10">CREATE INDEX codigoDespesaIndice ON Despesa(CodDespesa);</text:p>
      <text:p text:style-name="P10">CREATE INDEX codigoCompraIndice ON Compra(CodCompra);</text:p>
      <text:p text:style-name="P10">CREATE INDEX codigoProdutoIndice ON Produto(Codigo);</text:p>
      <text:p text:style-name="P10">CREATE INDEX codigoVendaIndice ON Venda(CodVenda);</text:p>
      <text:p text:style-name="P10">CREATE INDEX codigoEntradaIndice ON Entrada(CodEntrada);</text:p>
      <text:p text:style-name="Standard"><text:span text:style-name="Fonte_20_parág._20_padrão"><text:span text:style-name="T7">CREATE INDEX numeroCartaoIndice ON CartaoCredito(Numero);</text:span></text:span></text:p>
      <text:p text:style-name="Standard"><text:span text:style-name="Fonte_20_parág._20_padrão"><text:span text:style-name="T7"/></text:span></text:p>
      <text:p text:style-name="P19"><text:span text:style-name="Fonte_20_parág._20_padrão"><text:span text:style-name="T6">Criando Visões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12">1. Essa visão auxilia na recuperação do produto mais comprado a fornecedores.</text:span></text:span></text:p>
      <text:p text:style-name="P19"><text:span text:style-name="Fonte_20_parág._20_padrão"><text:span text:style-name="T8">CREATE VIEW pedidosVisao</text:span></text:span></text:p>
      <text:p text:style-name="P19"><text:span text:style-name="Fonte_20_parág._20_padrão"><text:span text:style-name="T8">AS(</text:span></text:span></text:p>
      <text:p text:style-name="P19"><text:span text:style-name="Fonte_20_parág._20_padrão"><text:span text:style-name="T8"><text:s text:c="4"/>SELECT P.Nome, COUNT(*) AS Pedidos</text:span></text:span></text:p>
      <text:p text:style-name="P19"><text:span text:style-name="Fonte_20_parág._20_padrão"><text:span text:style-name="T8"><text:s text:c="4"/>FROM CompraProduto CP, Produto P</text:span></text:span></text:p>
      <text:p text:style-name="P19"><text:span text:style-name="Fonte_20_parág._20_padrão"><text:span text:style-name="T8"><text:s text:c="4"/>WHERE CP.CodProduto = P.Codigo</text:span></text:span></text:p>
      <text:p text:style-name="P19"><text:span text:style-name="Fonte_20_parág._20_padrão"><text:span text:style-name="T8"><text:s text:c="4"/>GROUP BY CP.CodProduto, P.Nome</text:span></text:span></text:p>
      <text:p text:style-name="P19"><text:span text:style-name="Fonte_20_parág._20_padrão"><text:span text:style-name="T8">);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12">2. Essa visão auxilia na recuperação do tamanho de roupa mais vendido a clientes.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>CREATE VIEW tamanhosVisao</text:span></text:span></text:p>
      <text:p text:style-name="P19"><text:span text:style-name="Fonte_20_parág._20_padrão"><text:span text:style-name="T8">AS(</text:span></text:span></text:p>
      <text:p text:style-name="P19"><text:span text:style-name="Fonte_20_parág._20_padrão"><text:span text:style-name="T8"><text:s text:c="4"/>SELECT P.Tamanho, COUNT(*) AS Vendidos</text:span></text:span></text:p>
      <text:p text:style-name="P19"><text:span text:style-name="Fonte_20_parág._20_padrão"><text:span text:style-name="T8"><text:s text:c="4"/>FROM VendaProduto VP, Produto P</text:span></text:span></text:p>
      <text:p text:style-name="P19"><text:span text:style-name="Fonte_20_parág._20_padrão"><text:span text:style-name="T8"><text:s text:c="4"/>WHERE VP.CodProduto = P.Codigo</text:span></text:span></text:p>
      <text:p text:style-name="P19"><text:span text:style-name="Fonte_20_parág._20_padrão"><text:span text:style-name="T8"><text:s text:c="4"/>GROUP BY P.Tamanho</text:span></text:span></text:p>
      <text:p text:style-name="P19"><text:span text:style-name="Fonte_20_parág._20_padrão"><text:span text:style-name="T8">);</text:span></text:span></text:p>
      <text:p text:style-name="P19"><text:span text:style-name="Fonte_20_parág._20_padrão"><text:span text:style-name="T8"/></text:span></text:p>
      <text:p text:style-name="P19"><text:soft-page-break/><text:span text:style-name="Fonte_20_parág._20_padrão"><text:span text:style-name="T12">3. Essa visão auxilia na recuperação do fornecedor que o estabelecimento compra mais</text:span></text:span></text:p>
      <text:p text:style-name="P19"><text:span text:style-name="Fonte_20_parág._20_padrão"><text:span text:style-name="T8">CREATE VIEW fornecedoresVisao</text:span></text:span></text:p>
      <text:p text:style-name="P19"><text:span text:style-name="Fonte_20_parág._20_padrão"><text:span text:style-name="T8">AS(</text:span></text:span></text:p>
      <text:p text:style-name="P19"><text:span text:style-name="Fonte_20_parág._20_padrão"><text:span text:style-name="T8"><text:s text:c="4"/>SELECT F.CNPJ, F.NOME, COUNT(*) AS Pedidos</text:span></text:span></text:p>
      <text:p text:style-name="P19"><text:span text:style-name="Fonte_20_parág._20_padrão"><text:span text:style-name="T8"><text:s text:c="4"/>FROM Fornecedor F, Compra C</text:span></text:span></text:p>
      <text:p text:style-name="P19"><text:span text:style-name="Fonte_20_parág._20_padrão"><text:span text:style-name="T8"><text:s text:c="4"/>WHERE F.CNPJ = C.Fornecedor</text:span></text:span></text:p>
      <text:p text:style-name="P19"><text:span text:style-name="Fonte_20_parág._20_padrão"><text:span text:style-name="T8"><text:s text:c="4"/>GROUP BY F.CNPJ, F.Nome</text:span></text:span></text:p>
      <text:p text:style-name="P19"><text:span text:style-name="Fonte_20_parág._20_padrão"><text:span text:style-name="T8">);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12">4. Essa visão auxilia na recuperação do vendedor que atende em mais vendas.</text:span></text:span></text:p>
      <text:p text:style-name="P19"><text:span text:style-name="Fonte_20_parág._20_padrão"><text:span text:style-name="T8">CREATE VIEW vendedorVisao</text:span></text:span></text:p>
      <text:p text:style-name="P19"><text:span text:style-name="Fonte_20_parág._20_padrão"><text:span text:style-name="T8">AS(</text:span></text:span></text:p>
      <text:p text:style-name="P19"><text:span text:style-name="Fonte_20_parág._20_padrão"><text:span text:style-name="T8"><text:s text:c="4"/>SELECT F.CPFPessoa, P.Nome, COUNT(*) AS Vendas</text:span></text:span></text:p>
      <text:p text:style-name="P19"><text:span text:style-name="Fonte_20_parág._20_padrão"><text:span text:style-name="T8"><text:s text:c="4"/>FROM Funcionario F, Venda V, Pessoa P</text:span></text:span></text:p>
      <text:p text:style-name="P19"><text:span text:style-name="Fonte_20_parág._20_padrão"><text:span text:style-name="T8"><text:s text:c="4"/>WHERE F.CPFPessoa = V.Funcionario AND F.Cargo = 'Vendedor' AND F.CPFPessoa = P.CPF</text:span></text:span></text:p>
      <text:p text:style-name="P19"><text:span text:style-name="Fonte_20_parág._20_padrão"><text:span text:style-name="T8"><text:s text:c="4"/>GROUP BY F.CPFPessoa, P.Nome</text:span></text:span></text:p>
      <text:p text:style-name="P19"><text:span text:style-name="Fonte_20_parág._20_padrão"><text:span text:style-name="T8">);</text:span></text:span></text:p>
      <text:p text:style-name="P19"><text:span text:style-name="Fonte_20_parág._20_padrão"><text:span text:style-name="T8"><text:s/></text:span></text:span></text:p>
      <text:p text:style-name="P19"><text:span text:style-name="Fonte_20_parág._20_padrão"><text:span text:style-name="T12">5. Essa visão auxilia na recuperação de vendas por funcionário.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>CREATE VIEW vendasVisao</text:span></text:span></text:p>
      <text:p text:style-name="P19"><text:span text:style-name="Fonte_20_parág._20_padrão"><text:span text:style-name="T8">AS(</text:span></text:span></text:p>
      <text:p text:style-name="P19"><text:span text:style-name="Fonte_20_parág._20_padrão"><text:span text:style-name="T8"><text:s text:c="4"/>SELECT V.Funcionario, VP.CodProduto, VP.Quantidade</text:span></text:span></text:p>
      <text:p text:style-name="P19"><text:span text:style-name="Fonte_20_parág._20_padrão"><text:span text:style-name="T8"><text:s text:c="4"/>FROM Venda V NATURAL JOIN VendaProduto VP</text:span></text:span></text:p>
      <text:p text:style-name="P19"><text:span text:style-name="Fonte_20_parág._20_padrão"><text:span text:style-name="T8"><text:s/>);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6">Criando gatilhos</text:span></text:span></text:p>
      <text:p text:style-name="P19"><text:span text:style-name="Fonte_20_parág._20_padrão"><text:span text:style-name="T12"/></text:span></text:p>
      <text:p text:style-name="P19"><text:span text:style-name="Fonte_20_parág._20_padrão"><text:span text:style-name="T12">1. Esse gatilho garante que os salários dos funcionários não podem ser atualizados para um valor menor que o atual:</text:span></text:span><text:span text:style-name="Fonte_20_parág._20_padrão"><text:span text:style-name="T8"> 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>CREATE FUNCTION VerificaSalario () RETURNS TRIGGER</text:span></text:span></text:p>
      <text:p text:style-name="P19"><text:span text:style-name="Fonte_20_parág._20_padrão"><text:span text:style-name="T8"><text:tab/>AS $$</text:span></text:span></text:p>
      <text:p text:style-name="P19"><text:span text:style-name="Fonte_20_parág._20_padrão"><text:span text:style-name="T8"><text:tab/><text:tab/>BEGIN</text:span></text:span></text:p>
      <text:p text:style-name="P19"><text:span text:style-name="Fonte_20_parág._20_padrão"><text:span text:style-name="T8"><text:tab/><text:tab/><text:tab/>IF(NEW.salario &lt; OLD.salario) THEN RETURN NULL;</text:span></text:span></text:p>
      <text:p text:style-name="P19"><text:span text:style-name="Fonte_20_parág._20_padrão"><text:span text:style-name="T8"><text:tab/><text:tab/><text:tab/><text:tab/>ELSE RETURN NEW;</text:span></text:span></text:p>
      <text:p text:style-name="P19"><text:span text:style-name="Fonte_20_parág._20_padrão"><text:span text:style-name="T8"><text:tab/><text:tab/><text:tab/>END IF;</text:span></text:span></text:p>
      <text:p text:style-name="P19"><text:span text:style-name="Fonte_20_parág._20_padrão"><text:span text:style-name="T8"><text:tab/><text:tab/>END</text:span></text:span></text:p>
      <text:p text:style-name="P19"><text:span text:style-name="Fonte_20_parág._20_padrão"><text:span text:style-name="T8"><text:tab/>$$ LANGUAGE PLPGSQL;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>CREATE TRIGGER VerificaSalarioTrigger BEFORE UPDATE ON Funcionario</text:span></text:span></text:p>
      <text:p text:style-name="P19"><text:span text:style-name="Fonte_20_parág._20_padrão"><text:span text:style-name="T8"><text:tab/>FOR EACH ROW</text:span></text:span></text:p>
      <text:p text:style-name="P19"><text:span text:style-name="Fonte_20_parág._20_padrão"><text:span text:style-name="T8"><text:tab/>EXECUTE PROCEDURE VerificaSalario();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12">2. <text:tab/>Esse gatilho garante que nenhum funcionário ainda não efetivo tenha seus dados atualizados</text:span></text:span></text:p>
      <text:p text:style-name="P19"><text:span text:style-name="Fonte_20_parág._20_padrão"><text:span text:style-name="T8">CREATE FUNCTION VerificaFuncionarioNaoEfetivo () RETURNS TRIGGER</text:span></text:span></text:p>
      <text:p text:style-name="P19"><text:span text:style-name="Fonte_20_parág._20_padrão"><text:span text:style-name="T8"><text:tab/>AS $$</text:span></text:span></text:p>
      <text:p text:style-name="P19"><text:span text:style-name="Fonte_20_parág._20_padrão"><text:span text:style-name="T8"><text:tab/><text:tab/>BEGIN</text:span></text:span></text:p>
      <text:p text:style-name="P19"><text:soft-page-break/><text:span text:style-name="Fonte_20_parág._20_padrão"><text:span text:style-name="T8"><text:tab/><text:tab/><text:tab/>IF((NEW.status = 'Não efetivo')AND(OLD.status = 'Não efetivo')) THEN RETURN NULL;</text:span></text:span></text:p>
      <text:p text:style-name="P19"><text:span text:style-name="Fonte_20_parág._20_padrão"><text:span text:style-name="T8"><text:tab/><text:tab/><text:tab/><text:tab/>ELSE RETURN NEW;</text:span></text:span></text:p>
      <text:p text:style-name="P19"><text:span text:style-name="Fonte_20_parág._20_padrão"><text:span text:style-name="T8"><text:tab/><text:tab/><text:tab/>END IF;</text:span></text:span></text:p>
      <text:p text:style-name="P19"><text:span text:style-name="Fonte_20_parág._20_padrão"><text:span text:style-name="T8"><text:tab/><text:tab/>END</text:span></text:span></text:p>
      <text:p text:style-name="P19"><text:span text:style-name="Fonte_20_parág._20_padrão"><text:span text:style-name="T8"><text:tab/>$$ LANGUAGE PLPGSQL;</text:span></text:span></text:p>
      <text:p text:style-name="P19"><text:span text:style-name="Fonte_20_parág._20_padrão"><text:span text:style-name="T8"><text:tab/></text:span></text:span></text:p>
      <text:p text:style-name="P19"><text:span text:style-name="Fonte_20_parág._20_padrão"><text:span text:style-name="T8">CREATE TRIGGER VerificaFuncionarioNaoEfetivo BEFORE UPDATE ON Funcionario</text:span></text:span></text:p>
      <text:p text:style-name="P19"><text:span text:style-name="Fonte_20_parág._20_padrão"><text:span text:style-name="T8"><text:tab/>FOR EACH ROW</text:span></text:span></text:p>
      <text:p text:style-name="P19"><text:span text:style-name="Fonte_20_parág._20_padrão"><text:span text:style-name="T8"><text:tab/>EXECUTE PROCEDURE VerificaFuncionarioNaoEfetivo();<text:tab/>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6"/></text:span></text:p>
      <text:p text:style-name="P19"><text:span text:style-name="Fonte_20_parág._20_padrão"><text:span text:style-name="T6">Criando procedimentos</text:span></text:span></text:p>
      <text:p text:style-name="P19"><text:span text:style-name="Fonte_20_parág._20_padrão"><text:span text:style-name="T8"><text:tab/></text:span></text:span></text:p>
      <text:p text:style-name="P19"><text:span text:style-name="Fonte_20_parág._20_padrão"><text:span text:style-name="T12">1. Esse procedimento armazenado classifica o salário de cada funcionário.</text:span></text:span></text:p>
      <text:p text:style-name="P19"><text:span text:style-name="Fonte_20_parág._20_padrão"><text:span text:style-name="T8"/></text:span></text:p>
      <text:p text:style-name="P19"><text:span text:style-name="Fonte_20_parág._20_padrão"><text:span text:style-name="T8">CREATE OR REPLACE FUNCTION ClassificaSalario (VARCHAR(20)) RETURNS VARCHAR</text:span></text:span></text:p>
      <text:p text:style-name="P19"><text:span text:style-name="Fonte_20_parág._20_padrão"><text:span text:style-name="T8"><text:tab/>AS $$</text:span></text:span></text:p>
      <text:p text:style-name="P19"><text:span text:style-name="Fonte_20_parág._20_padrão"><text:span text:style-name="T8"><text:tab/><text:tab/>DECLARE</text:span></text:span></text:p>
      <text:p text:style-name="P19"><text:span text:style-name="Fonte_20_parág._20_padrão"><text:span text:style-name="T8"><text:tab/><text:tab/><text:tab/>SalFun funcionario.SALARIO%TYPE;</text:span></text:span></text:p>
      <text:p text:style-name="P19"><text:span text:style-name="Fonte_20_parág._20_padrão"><text:span text:style-name="T8"><text:tab/><text:tab/><text:tab/>CPFFun ALIAS FOR $1;</text:span></text:span></text:p>
      <text:p text:style-name="P19"><text:span text:style-name="Fonte_20_parág._20_padrão"><text:span text:style-name="T8"><text:tab/>BEGIN</text:span></text:span></text:p>
      <text:p text:style-name="P19"><text:span text:style-name="Fonte_20_parág._20_padrão"><text:span text:style-name="T8"><text:tab/><text:tab/><text:tab/>SELECT INTO SalFun SALARIO FROM Funcionario WHERE CPFFunc = CPFPessoa;</text:span></text:span></text:p>
      <text:p text:style-name="P19"><text:span text:style-name="Fonte_20_parág._20_padrão"><text:span text:style-name="T8"><text:tab/><text:tab/><text:tab/>IF SalFun &lt; 1000 THEN RETURN 'Salário baixo';</text:span></text:span></text:p>
      <text:p text:style-name="P19"><text:span text:style-name="Fonte_20_parág._20_padrão"><text:span text:style-name="T8"><text:tab/><text:tab/><text:tab/><text:tab/>ELSE IF SalFunc&lt;2000 THEN RETURN 'Salário Médio';<text:tab/></text:span></text:span></text:p>
      <text:p text:style-name="P19"><text:span text:style-name="Fonte_20_parág._20_padrão"><text:span text:style-name="T8"><text:tab/><text:tab/><text:tab/><text:tab/>ELSE RETURN 'Salário Alto';</text:span></text:span></text:p>
      <text:p text:style-name="P19"><text:span text:style-name="Fonte_20_parág._20_padrão"><text:span text:style-name="T8"><text:tab/><text:tab/><text:tab/><text:tab/>END IF;</text:span></text:span></text:p>
      <text:p text:style-name="P19"><text:span text:style-name="Fonte_20_parág._20_padrão"><text:span text:style-name="T8"><text:tab/><text:tab/>END IF;</text:span></text:span></text:p>
      <text:p text:style-name="P19"><text:span text:style-name="Fonte_20_parág._20_padrão"><text:span text:style-name="T8">END</text:span></text:span></text:p>
      <text:p text:style-name="P19"><text:span text:style-name="Fonte_20_parág._20_padrão"><text:span text:style-name="T8">$$ LANGUAGE PLPGSQL;</text:span></text:span></text:p>
      <text:p text:style-name="P19"><text:span text:style-name="Fonte_20_parág._20_padrão"><text:span text:style-name="T12"/></text:span></text:p>
      <text:p text:style-name="P19"><text:span text:style-name="Fonte_20_parág._20_padrão"><text:span text:style-name="T12">2. Esse procedimento armazenado retorna os dias entre duas datas</text:span></text:span></text:p>
      <text:p text:style-name="P19"><text:span text:style-name="Fonte_20_parág._20_padrão"><text:span text:style-name="T12"/></text:span></text:p>
      <text:p text:style-name="P19"><text:span text:style-name="Fonte_20_parág._20_padrão"><text:span text:style-name="T8">CREATE OR REPLACE FUNCTION DiasEntre(DATE, DATE) RETURNS INTEGER</text:span></text:span></text:p>
      <text:p text:style-name="P19"><text:span text:style-name="Fonte_20_parág._20_padrão"><text:span text:style-name="T8"><text:tab/>AS $$</text:span></text:span></text:p>
      <text:p text:style-name="P19"><text:span text:style-name="Fonte_20_parág._20_padrão"><text:span text:style-name="T8"><text:tab/><text:tab/>DECLARE</text:span></text:span></text:p>
      <text:p text:style-name="P19"><text:span text:style-name="Fonte_20_parág._20_padrão"><text:span text:style-name="T8"><text:tab/><text:tab/><text:tab/>MaiorData DATE;</text:span></text:span></text:p>
      <text:p text:style-name="P19"><text:span text:style-name="Fonte_20_parág._20_padrão"><text:span text:style-name="T8"><text:tab/><text:tab/><text:tab/>MenorData DATE;</text:span></text:span></text:p>
      <text:p text:style-name="P19"><text:span text:style-name="Fonte_20_parág._20_padrão"><text:span text:style-name="T8"><text:tab/><text:tab/><text:tab/>quantDias INTEGER;</text:span></text:span></text:p>
      <text:p text:style-name="P19"><text:span text:style-name="Fonte_20_parág._20_padrão"><text:span text:style-name="T8"><text:tab/><text:tab/>BEGIN</text:span></text:span></text:p>
      <text:p text:style-name="P19"><text:span text:style-name="Fonte_20_parág._20_padrão"><text:span text:style-name="T8"><text:tab/><text:tab/><text:tab/>IF ($1&lt;$2) THEN</text:span></text:span></text:p>
      <text:p text:style-name="P19"><text:span text:style-name="Fonte_20_parág._20_padrão"><text:span text:style-name="T8"><text:tab/><text:tab/><text:tab/><text:tab/>MenorData := $1;</text:span></text:span></text:p>
      <text:p text:style-name="P19"><text:span text:style-name="Fonte_20_parág._20_padrão"><text:span text:style-name="T8"><text:tab/><text:tab/><text:tab/><text:tab/>MaiorData := $2;</text:span></text:span></text:p>
      <text:p text:style-name="P19"><text:span text:style-name="Fonte_20_parág._20_padrão"><text:span text:style-name="T8"><text:tab/><text:tab/><text:tab/>ELSE</text:span></text:span></text:p>
      <text:p text:style-name="P19"><text:span text:style-name="Fonte_20_parág._20_padrão"><text:span text:style-name="T8"><text:tab/><text:tab/><text:tab/><text:tab/>MenorData := $2;</text:span></text:span></text:p>
      <text:p text:style-name="P19"><text:span text:style-name="Fonte_20_parág._20_padrão"><text:span text:style-name="T8"><text:tab/><text:tab/><text:tab/><text:tab/>MaiorData := $1;</text:span></text:span></text:p>
      <text:p text:style-name="P19"><text:span text:style-name="Fonte_20_parág._20_padrão"><text:span text:style-name="T8"><text:tab/><text:tab/><text:tab/>END IF;</text:span></text:span></text:p>
      <text:p text:style-name="P19"><text:span text:style-name="Fonte_20_parág._20_padrão"><text:span text:style-name="T8"><text:tab/><text:tab/><text:tab/>quantDias := MaiorData - MenorData; </text:span></text:span></text:p>
      <text:p text:style-name="P19"><text:span text:style-name="Fonte_20_parág._20_padrão"><text:span text:style-name="T8"><text:tab/><text:tab/><text:tab/>RETURN quantDias;</text:span></text:span></text:p>
      <text:p text:style-name="P19"><text:span text:style-name="Fonte_20_parág._20_padrão"><text:span text:style-name="T8"><text:tab/><text:tab/>END;</text:span></text:span></text:p>
      <text:p text:style-name="P19"><text:span text:style-name="Fonte_20_parág._20_padrão"><text:span text:style-name="T8"><text:tab/>$$ LANGUAGE PLPGSQL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3" style:display-name="WW_CharLFO4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4" style:display-name="WW_CharLFO4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6" style:display-name="WW_CharLFO4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7" style:display-name="WW_CharLFO4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9" style:display-name="WW_CharLFO4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2" style:display-name="WW_CharLFO4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3" style:display-name="WW_CharLFO4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4" style:display-name="WW_CharLFO4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5" style:display-name="WW_CharLFO4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6" style:display-name="WW_CharLFO4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7" style:display-name="WW_CharLFO4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8" style:display-name="WW_CharLFO4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9" style:display-name="WW_CharLFO4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2" style:display-name="WW_CharLFO5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4" style:display-name="WW_CharLFO5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5" style:display-name="WW_CharLFO5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6" style:display-name="WW_CharLFO5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7" style:display-name="WW_CharLFO5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8" style:display-name="WW_CharLFO5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9" style:display-name="WW_CharLFO5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2" style:display-name="WW_CharLFO5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3" style:display-name="WW_CharLFO5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4" style:display-name="WW_CharLFO5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5" style:display-name="WW_CharLFO5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6" style:display-name="WW_CharLFO5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7" style:display-name="WW_CharLFO5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8" style:display-name="WW_CharLFO5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9" style:display-name="WW_CharLFO5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2" style:display-name="WW_CharLFO5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3" style:display-name="WW_CharLFO5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4" style:display-name="WW_CharLFO5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5" style:display-name="WW_CharLFO5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6" style:display-name="WW_CharLFO5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7" style:display-name="WW_CharLFO5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8" style:display-name="WW_CharLFO5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9" style:display-name="WW_CharLFO5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2" style:display-name="WW_CharLFO5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3" style:display-name="WW_CharLFO5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4" style:display-name="WW_CharLFO5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5" style:display-name="WW_CharLFO5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6" style:display-name="WW_CharLFO5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7" style:display-name="WW_CharLFO5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8" style:display-name="WW_CharLFO5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9" style:display-name="WW_CharLFO5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2" style:display-name="WW_CharLFO5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3" style:display-name="WW_CharLFO5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4" style:display-name="WW_CharLFO5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5" style:display-name="WW_CharLFO5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6" style:display-name="WW_CharLFO5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7" style:display-name="WW_CharLFO5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8" style:display-name="WW_CharLFO5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9" style:display-name="WW_CharLFO5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1" style:display-name="WW_CharLFO5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2" style:display-name="WW_CharLFO5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3" style:display-name="WW_CharLFO5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4" style:display-name="WW_CharLFO5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5" style:display-name="WW_CharLFO5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6" style:display-name="WW_CharLFO5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7" style:display-name="WW_CharLFO5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8" style:display-name="WW_CharLFO5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9" style:display-name="WW_CharLFO5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1" style:display-name="WW_CharLFO5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2" style:display-name="WW_CharLFO5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3" style:display-name="WW_CharLFO5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4" style:display-name="WW_CharLFO5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5" style:display-name="WW_CharLFO5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6" style:display-name="WW_CharLFO5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7" style:display-name="WW_CharLFO5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8" style:display-name="WW_CharLFO5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9" style:display-name="WW_CharLFO5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1" style:display-name="WW_CharLFO6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2" style:display-name="WW_CharLFO6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3" style:display-name="WW_CharLFO6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4" style:display-name="WW_CharLFO6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5" style:display-name="WW_CharLFO6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6" style:display-name="WW_CharLFO6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7" style:display-name="WW_CharLFO6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8" style:display-name="WW_CharLFO6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9" style:display-name="WW_CharLFO6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1" style:display-name="WW_CharLFO6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2" style:display-name="WW_CharLFO6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3" style:display-name="WW_CharLFO6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4" style:display-name="WW_CharLFO6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5" style:display-name="WW_CharLFO6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6" style:display-name="WW_CharLFO6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7" style:display-name="WW_CharLFO6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8" style:display-name="WW_CharLFO6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9" style:display-name="WW_CharLFO6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amila Carwalho</meta:initial-creator>
    <meta:creation-date>2018-10-08T16:30:00Z</meta:creation-date>
    <dc:date>2018-10-11T08:24:37.576142450</dc:date>
    <meta:editing-cycles>4</meta:editing-cycles>
    <meta:editing-duration>PT9M55S</meta:editing-duration>
    <meta:document-statistic meta:table-count="30" meta:image-count="0" meta:object-count="0" meta:page-count="24" meta:paragraph-count="914" meta:word-count="4743" meta:character-count="34475" meta:non-whitespace-character-count="30372"/>
    <meta:template xlink:type="simple" xlink:actuate="onRequest" xlink:title="" xlink:href="Normal"/>
  </office:meta>
</office:document-meta>
</file>